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8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formula="of:=SUM([$fdtd.C1:$fdtd.ZZ1]) / COUNT([$fdtd.C1:$fdtd.ZZ1])" office:value-type="float" office:value="5.43155" calcext:value-type="float">
            <text:p>5.43155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45" table:formula="of:=(1-[.D2]/[.C2])*100" office:value-type="float" office:value="-12.4938125348207" calcext:value-type="float">
            <text:p>-12.49381253482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4.034048" calcext:value-type="float">
            <text:p>4.034048</text:p>
          </table:table-cell>
          <table:table-cell table:formula="of:=SUM([$nw.C1:$nw.ZZ1]) / COUNT([$nw.C1:$nw.ZZ1])" office:value-type="float" office:value="3.73898" calcext:value-type="float">
            <text:p>3.73898</text:p>
          </table:table-cell>
          <table:table-cell table:style-name="ce48" table:formula="of:=[.J2]&gt;[.K2]" office:value-type="boolean" office:boolean-value="true" calcext:value-type="boolean">
            <text:p>TRUE</text:p>
          </table:table-cell>
          <table:table-cell table:style-name="ce45" table:formula="of:=(1-[.K2]/[.J2])*100" office:value-type="float" office:value="7.31443949105217" calcext:value-type="float">
            <text:p>7.31443949105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63546" calcext:value-type="float">
            <text:p>2.63546</text:p>
          </table:table-cell>
          <table:table-cell table:formula="of:=[.Q2]&gt;[.R2]" office:value-type="boolean" office:boolean-value="false" calcext:value-type="boolean">
            <text:p>FALSE</text:p>
          </table:table-cell>
          <table:table-cell table:formula="of:=(1-[.R2]/[.Q2])*100" office:value-type="float" office:value="-2.10137148378344" calcext:value-type="float">
            <text:p>-2.10137148378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3443" calcext:value-type="float">
            <text:p>3.03443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45" table:formula="of:=(1-[.Y2]/[.X2])*100" office:value-type="float" office:value="1.48411940614446" calcext:value-type="float">
            <text:p>1.48411940614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70032" calcext:value-type="float">
            <text:p>8.70032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3.42833452748501" calcext:value-type="float">
            <text:p>3.428334527485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6.84157" calcext:value-type="float">
            <text:p>6.84157</text:p>
          </table:table-cell>
          <table:table-cell table:formula="of:=[.J3]&gt;[.K3]" office:value-type="boolean" office:boolean-value="true" calcext:value-type="boolean">
            <text:p>TRUE</text:p>
          </table:table-cell>
          <table:table-cell table:formula="of:=(1-[.K3]/[.J3])*100" office:value-type="float" office:value="6.36881264168903" calcext:value-type="float">
            <text:p>6.368812641689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4.26598" calcext:value-type="float">
            <text:p>4.26598</text:p>
          </table:table-cell>
          <table:table-cell table:formula="of:=[.Q3]&gt;[.R3]" office:value-type="boolean" office:boolean-value="false" calcext:value-type="boolean">
            <text:p>FALSE</text:p>
          </table:table-cell>
          <table:table-cell table:formula="of:=(1-[.R3]/[.Q3])*100" office:value-type="float" office:value="-4.42662269598197" calcext:value-type="float">
            <text:p>-4.426622695981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8472" calcext:value-type="float">
            <text:p>5.8472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0.48438805438229" calcext:value-type="float">
            <text:p>0.48438805438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1318" calcext:value-type="float">
            <text:p>13.1318</text:p>
          </table:table-cell>
          <table:table-cell table:formula="of:=[.C4]&gt;[.D4]" office:value-type="boolean" office:boolean-value="true" calcext:value-type="boolean">
            <text:p>TRUE</text:p>
          </table:table-cell>
          <table:table-cell table:formula="of:=(1-[.D4]/[.C4])*100" office:value-type="float" office:value="2.10318832973507" calcext:value-type="float">
            <text:p>2.103188329735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0.8218" calcext:value-type="float">
            <text:p>10.8218</text:p>
          </table:table-cell>
          <table:table-cell table:formula="of:=[.J4]&gt;[.K4]" office:value-type="boolean" office:boolean-value="true" calcext:value-type="boolean">
            <text:p>TRUE</text:p>
          </table:table-cell>
          <table:table-cell table:formula="of:=(1-[.K4]/[.J4])*100" office:value-type="float" office:value="1.09969448361519" calcext:value-type="float">
            <text:p>1.099694483615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26554" calcext:value-type="float">
            <text:p>5.26554</text:p>
          </table:table-cell>
          <table:table-cell table:formula="of:=[.Q4]&gt;[.R4]" office:value-type="boolean" office:boolean-value="true" calcext:value-type="boolean">
            <text:p>TRUE</text:p>
          </table:table-cell>
          <table:table-cell table:formula="of:=(1-[.R4]/[.Q4])*100" office:value-type="float" office:value="4.37600619630781" calcext:value-type="float">
            <text:p>4.376006196307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10.5871" calcext:value-type="float">
            <text:p>10.5871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16.0223398154509" calcext:value-type="float">
            <text:p>-16.02233981545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6.3581" calcext:value-type="float">
            <text:p>16.3581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6.12227329855551" calcext:value-type="float">
            <text:p>6.122273298555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4.1083" calcext:value-type="float">
            <text:p>14.1083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0.260936387653488" calcext:value-type="float">
            <text:p>0.2609363876534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5.27674" calcext:value-type="float">
            <text:p>5.27674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33.5912039562816" calcext:value-type="float">
            <text:p>33.59120395628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6044" calcext:value-type="float">
            <text:p>11.6044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2.18343072300826" calcext:value-type="float">
            <text:p>-2.18343072300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19.8205" calcext:value-type="float">
            <text:p>19.8205</text:p>
          </table:table-cell>
          <table:table-cell table:formula="of:=[.C6]&gt;[.D6]" office:value-type="boolean" office:boolean-value="true" calcext:value-type="boolean">
            <text:p>TRUE</text:p>
          </table:table-cell>
          <table:table-cell table:formula="of:=(1-[.D6]/[.C6])*100" office:value-type="float" office:value="2.53572821234286" calcext:value-type="float">
            <text:p>2.535728212342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5.5999" calcext:value-type="float">
            <text:p>15.5999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7.32053635612907" calcext:value-type="float">
            <text:p>7.320536356129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26288" calcext:value-type="float">
            <text:p>9.26288</text:p>
          </table:table-cell>
          <table:table-cell table:formula="of:=[.Q6]&gt;[.R6]" office:value-type="boolean" office:boolean-value="true" calcext:value-type="boolean">
            <text:p>TRUE</text:p>
          </table:table-cell>
          <table:table-cell table:formula="of:=(1-[.R6]/[.Q6])*100" office:value-type="float" office:value="1.40831578358043" calcext:value-type="float">
            <text:p>1.408315783580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3.2995" calcext:value-type="float">
            <text:p>13.2995</text:p>
          </table:table-cell>
          <table:table-cell table:formula="of:=[.X6]&gt;[.Y6]" office:value-type="boolean" office:boolean-value="true" calcext:value-type="boolean">
            <text:p>TRUE</text:p>
          </table:table-cell>
          <table:table-cell table:formula="of:=(1-[.Y6]/[.X6])*100" office:value-type="float" office:value="5.99326094777907" calcext:value-type="float">
            <text:p>5.993260947779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4.6948" calcext:value-type="float">
            <text:p>24.6948</text:p>
          </table:table-cell>
          <table:table-cell table:formula="of:=[.C7]&gt;[.D7]" office:value-type="boolean" office:boolean-value="false" calcext:value-type="boolean">
            <text:p>FALSE</text:p>
          </table:table-cell>
          <table:table-cell table:formula="of:=(1-[.D7]/[.C7])*100" office:value-type="float" office:value="-4.79288650195584" calcext:value-type="float">
            <text:p>-4.792886501955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4128" calcext:value-type="float">
            <text:p>18.4128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6.6064020426806" calcext:value-type="float">
            <text:p>6.60640204268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9654" calcext:value-type="float">
            <text:p>10.9654</text:p>
          </table:table-cell>
          <table:table-cell table:formula="of:=[.Q7]&gt;[.R7]" office:value-type="boolean" office:boolean-value="false" calcext:value-type="boolean">
            <text:p>FALSE</text:p>
          </table:table-cell>
          <table:table-cell table:formula="of:=(1-[.R7]/[.Q7])*100" office:value-type="float" office:value="-0.0156881630985373" calcext:value-type="float">
            <text:p>-0.0156881630985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8.9011" calcext:value-type="float">
            <text:p>18.9011</text:p>
          </table:table-cell>
          <table:table-cell table:formula="of:=[.X7]&gt;[.Y7]" office:value-type="boolean" office:boolean-value="false" calcext:value-type="boolean">
            <text:p>FALSE</text:p>
          </table:table-cell>
          <table:table-cell table:formula="of:=(1-[.Y7]/[.X7])*100" office:value-type="float" office:value="-11.7818287625703" calcext:value-type="float">
            <text:p>-11.78182876257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9.3" calcext:value-type="float">
            <text:p>29.3</text:p>
          </table:table-cell>
          <table:table-cell table:formula="of:=[.C8]&gt;[.D8]" office:value-type="boolean" office:boolean-value="false" calcext:value-type="boolean">
            <text:p>FALSE</text:p>
          </table:table-cell>
          <table:table-cell table:formula="of:=(1-[.D8]/[.C8])*100" office:value-type="float" office:value="-7.69512942344879" calcext:value-type="float">
            <text:p>-7.6951294234487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1.2777" calcext:value-type="float">
            <text:p>21.2777</text:p>
          </table:table-cell>
          <table:table-cell table:formula="of:=[.J8]&gt;[.K8]" office:value-type="boolean" office:boolean-value="true" calcext:value-type="boolean">
            <text:p>TRUE</text:p>
          </table:table-cell>
          <table:table-cell table:formula="of:=(1-[.K8]/[.J8])*100" office:value-type="float" office:value="3.79020742505181" calcext:value-type="float">
            <text:p>3.7902074250518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8166" calcext:value-type="float">
            <text:p>12.8166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0.610021752287682" calcext:value-type="float">
            <text:p>-0.6100217522876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8.387" calcext:value-type="float">
            <text:p>18.387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3.44818170456729" calcext:value-type="float">
            <text:p>3.448181704567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28.1444" calcext:value-type="float">
            <text:p>28.1444</text:p>
          </table:table-cell>
          <table:table-cell table:formula="of:=[.C9]&gt;[.D9]" office:value-type="boolean" office:boolean-value="true" calcext:value-type="boolean">
            <text:p>TRUE</text:p>
          </table:table-cell>
          <table:table-cell table:formula="of:=(1-[.D9]/[.C9])*100" office:value-type="float" office:value="5.0784851896346" calcext:value-type="float">
            <text:p>5.07848518963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3.1114" calcext:value-type="float">
            <text:p>23.1114</text:p>
          </table:table-cell>
          <table:table-cell table:formula="of:=[.J9]&gt;[.K9]" office:value-type="boolean" office:boolean-value="true" calcext:value-type="boolean">
            <text:p>TRUE</text:p>
          </table:table-cell>
          <table:table-cell table:formula="of:=(1-[.K9]/[.J9])*100" office:value-type="float" office:value="5.06072500292687" calcext:value-type="float">
            <text:p>5.060725002926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7799" calcext:value-type="float">
            <text:p>14.7799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0.503678292152265" calcext:value-type="float">
            <text:p>0.50367829215226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19.6604" calcext:value-type="float">
            <text:p>19.6604</text:p>
          </table:table-cell>
          <table:table-cell table:formula="of:=[.X9]&gt;[.Y9]" office:value-type="boolean" office:boolean-value="true" calcext:value-type="boolean">
            <text:p>TRUE</text:p>
          </table:table-cell>
          <table:table-cell table:formula="of:=(1-[.Y9]/[.X9])*100" office:value-type="float" office:value="3.41750642437368" calcext:value-type="float">
            <text:p>3.417506424373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3.232" calcext:value-type="float">
            <text:p>33.232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1.78403847897306" calcext:value-type="float">
            <text:p>-1.784038478973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6.4272" calcext:value-type="float">
            <text:p>26.4272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5.64861578316377" calcext:value-type="float">
            <text:p>5.648615783163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99" calcext:value-type="float">
            <text:p>15.99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1.23240219598852" calcext:value-type="float">
            <text:p>1.232402195988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3517" calcext:value-type="float">
            <text:p>21.3517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6.00217476480403" calcext:value-type="float">
            <text:p>6.002174764804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94.716" calcext:value-type="float">
            <text:p>194.716</text:p>
          </table:table-cell>
          <table:table-cell table:formula="of:=[.C11]&gt;[.D11]" office:value-type="boolean" office:boolean-value="false" calcext:value-type="boolean">
            <text:p>FALSE</text:p>
          </table:table-cell>
          <table:table-cell table:formula="of:=(1-[.D11]/[.C11])*100" office:value-type="float" office:value="-3.1677909813222" calcext:value-type="float">
            <text:p>-3.167790981322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99.5165" calcext:value-type="float">
            <text:p>99.5165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8.1042740282481" calcext:value-type="float">
            <text:p>48.104274028248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3362" calcext:value-type="float">
            <text:p>38.3362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2.58869398485274" calcext:value-type="float">
            <text:p>2.5886939848527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3.7509" calcext:value-type="float">
            <text:p>23.7509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4.15460910081059" calcext:value-type="float">
            <text:p>4.154609100810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formula="of:=SUM([$fdtd.C11:$fdtd.ZZ11]) / COUNT([$fdtd.C11:$fdtd.ZZ11])" office:value-type="float" office:value="224.463" calcext:value-type="float">
            <text:p>224.463</text:p>
          </table:table-cell>
          <table:table-cell table:formula="of:=[.C12]&gt;[.D12]" office:value-type="boolean" office:boolean-value="false" calcext:value-type="boolean">
            <text:p>FALSE</text:p>
          </table:table-cell>
          <table:table-cell table:formula="of:=(1-[.D12]/[.C12])*100" office:value-type="float" office:value="-12.4204788249046" calcext:value-type="float">
            <text:p>-12.42047882490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294.619" calcext:value-type="float">
            <text:p>1294.619</text:p>
          </table:table-cell>
          <table:table-cell table:formula="of:=SUM([$nw.C11:$nw.ZZ11]) / COUNT([$nw.C11:$nw.ZZ11])" office:value-type="float" office:value="638.589" calcext:value-type="float">
            <text:p>638.589</text:p>
          </table:table-cell>
          <table:table-cell table:formula="of:=[.J12]&gt;[.K12]" office:value-type="boolean" office:boolean-value="true" calcext:value-type="boolean">
            <text:p>TRUE</text:p>
          </table:table-cell>
          <table:table-cell table:formula="of:=(1-[.K12]/[.J12])*100" office:value-type="float" office:value="50.6735958610217" calcext:value-type="float">
            <text:p>50.67359586102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7385" calcext:value-type="float">
            <text:p>45.7385</text:p>
          </table:table-cell>
          <table:table-cell table:formula="of:=SUM([$ra.C11:$ra.ZZ11]) / COUNT([$ra.C11:$ra.ZZ11])" office:value-type="float" office:value="42.703" calcext:value-type="float">
            <text:p>42.703</text:p>
          </table:table-cell>
          <table:table-cell table:formula="of:=[.Q12]&gt;[.R12]" office:value-type="boolean" office:boolean-value="true" calcext:value-type="boolean">
            <text:p>TRUE</text:p>
          </table:table-cell>
          <table:table-cell table:formula="of:=(1-[.R12]/[.Q12])*100" office:value-type="float" office:value="6.63664090427102" calcext:value-type="float">
            <text:p>6.63664090427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formula="of:=SUM([$addvec.C11:$addvec.ZZ11]) / COUNT([$addvec.C11:$addvec.ZZ11])" office:value-type="float" office:value="26.8001" calcext:value-type="float">
            <text:p>26.8001</text:p>
          </table:table-cell>
          <table:table-cell table:formula="of:=[.X12]&gt;[.Y12]" office:value-type="boolean" office:boolean-value="true" calcext:value-type="boolean">
            <text:p>TRUE</text:p>
          </table:table-cell>
          <table:table-cell table:formula="of:=(1-[.Y12]/[.X12])*100" office:value-type="float" office:value="7.21822227315199" calcext:value-type="float">
            <text:p>7.218222273151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formula="of:=SUM([$fdtd.C12:$fdtd.ZZ12]) / COUNT([$fdtd.C12:$fdtd.ZZ12])" office:value-type="float" office:value="249.896" calcext:value-type="float">
            <text:p>249.896</text:p>
          </table:table-cell>
          <table:table-cell table:formula="of:=[.C13]&gt;[.D13]" office:value-type="boolean" office:boolean-value="false" calcext:value-type="boolean">
            <text:p>FALSE</text:p>
          </table:table-cell>
          <table:table-cell table:formula="of:=(1-[.D13]/[.C13])*100" office:value-type="float" office:value="-10.200330562185" calcext:value-type="float">
            <text:p>-10.2003305621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072.985" calcext:value-type="float">
            <text:p>2072.985</text:p>
          </table:table-cell>
          <table:table-cell table:formula="of:=SUM([$nw.C12:$nw.ZZ12]) / COUNT([$nw.C12:$nw.ZZ12])" office:value-type="float" office:value="1683.31" calcext:value-type="float">
            <text:p>1683.31</text:p>
          </table:table-cell>
          <table:table-cell table:formula="of:=[.J13]&gt;[.K13]" office:value-type="boolean" office:boolean-value="true" calcext:value-type="boolean">
            <text:p>TRUE</text:p>
          </table:table-cell>
          <table:table-cell table:formula="of:=(1-[.K13]/[.J13])*100" office:value-type="float" office:value="18.7977722945415" calcext:value-type="float">
            <text:p>18.79777229454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3.51223" calcext:value-type="float">
            <text:p>73.51223</text:p>
          </table:table-cell>
          <table:table-cell table:formula="of:=SUM([$ra.C12:$ra.ZZ12]) / COUNT([$ra.C12:$ra.ZZ12])" office:value-type="float" office:value="68.8383" calcext:value-type="float">
            <text:p>68.8383</text:p>
          </table:table-cell>
          <table:table-cell table:formula="of:=[.Q13]&gt;[.R13]" office:value-type="boolean" office:boolean-value="true" calcext:value-type="boolean">
            <text:p>TRUE</text:p>
          </table:table-cell>
          <table:table-cell table:formula="of:=(1-[.R13]/[.Q13])*100" office:value-type="float" office:value="6.35803049370153" calcext:value-type="float">
            <text:p>6.35803049370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formula="of:=SUM([$addvec.C12:$addvec.ZZ12]) / COUNT([$addvec.C12:$addvec.ZZ12])" office:value-type="float" office:value="30.8544" calcext:value-type="float">
            <text:p>30.8544</text:p>
          </table:table-cell>
          <table:table-cell table:formula="of:=[.X13]&gt;[.Y13]" office:value-type="boolean" office:boolean-value="true" calcext:value-type="boolean">
            <text:p>TRUE</text:p>
          </table:table-cell>
          <table:table-cell table:formula="of:=(1-[.Y13]/[.X13])*100" office:value-type="float" office:value="6.08966564470677" calcext:value-type="float">
            <text:p>6.089665644706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formula="of:=SUM([$fdtd.C13:$fdtd.ZZ13]) / COUNT([$fdtd.C13:$fdtd.ZZ13])" office:value-type="float" office:value="257.408" calcext:value-type="float">
            <text:p>257.408</text:p>
          </table:table-cell>
          <table:table-cell table:formula="of:=[.C14]&gt;[.D14]" office:value-type="boolean" office:boolean-value="false" calcext:value-type="boolean">
            <text:p>FALSE</text:p>
          </table:table-cell>
          <table:table-cell table:formula="of:=(1-[.D14]/[.C14])*100" office:value-type="float" office:value="-3.81489741842072" calcext:value-type="float">
            <text:p>-3.814897418420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998.965" calcext:value-type="float">
            <text:p>2998.965</text:p>
          </table:table-cell>
          <table:table-cell table:formula="of:=SUM([$nw.C13:$nw.ZZ13]) / COUNT([$nw.C13:$nw.ZZ13])" office:value-type="float" office:value="2828.78" calcext:value-type="float">
            <text:p>2828.78</text:p>
          </table:table-cell>
          <table:table-cell table:formula="of:=[.J14]&gt;[.K14]" office:value-type="boolean" office:boolean-value="true" calcext:value-type="boolean">
            <text:p>TRUE</text:p>
          </table:table-cell>
          <table:table-cell table:formula="of:=(1-[.K14]/[.J14])*100" office:value-type="float" office:value="5.67479113627535" calcext:value-type="float">
            <text:p>5.674791136275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86.2069" calcext:value-type="float">
            <text:p>186.2069</text:p>
          </table:table-cell>
          <table:table-cell table:formula="of:=SUM([$ra.C13:$ra.ZZ13]) / COUNT([$ra.C13:$ra.ZZ13])" office:value-type="float" office:value="106.537" calcext:value-type="float">
            <text:p>106.537</text:p>
          </table:table-cell>
          <table:table-cell table:formula="of:=[.Q14]&gt;[.R14]" office:value-type="boolean" office:boolean-value="true" calcext:value-type="boolean">
            <text:p>TRUE</text:p>
          </table:table-cell>
          <table:table-cell table:formula="of:=(1-[.R14]/[.Q14])*100" office:value-type="float" office:value="42.7856862447095" calcext:value-type="float">
            <text:p>42.78568624470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formula="of:=SUM([$addvec.C13:$addvec.ZZ13]) / COUNT([$addvec.C13:$addvec.ZZ13])" office:value-type="float" office:value="36.4568" calcext:value-type="float">
            <text:p>36.4568</text:p>
          </table:table-cell>
          <table:table-cell table:formula="of:=[.X14]&gt;[.Y14]" office:value-type="boolean" office:boolean-value="false" calcext:value-type="boolean">
            <text:p>FALSE</text:p>
          </table:table-cell>
          <table:table-cell table:formula="of:=(1-[.Y14]/[.X14])*100" office:value-type="float" office:value="-2.07228281487766" calcext:value-type="float">
            <text:p>-2.072282814877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formula="of:=SUM([$fdtd.C14:$fdtd.ZZ14]) / COUNT([$fdtd.C14:$fdtd.ZZ14])" office:value-type="float" office:value="394.733" calcext:value-type="float">
            <text:p>394.733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(1-[.D15]/[.C15])*100" office:value-type="float" office:value="21.0427723571593" calcext:value-type="float">
            <text:p>21.04277235715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815.054" calcext:value-type="float">
            <text:p>3815.054</text:p>
          </table:table-cell>
          <table:table-cell table:formula="of:=SUM([$nw.C14:$nw.ZZ14]) / COUNT([$nw.C14:$nw.ZZ14])" office:value-type="float" office:value="3604" calcext:value-type="float">
            <text:p>3604</text:p>
          </table:table-cell>
          <table:table-cell table:formula="of:=[.J15]&gt;[.K15]" office:value-type="boolean" office:boolean-value="true" calcext:value-type="boolean">
            <text:p>TRUE</text:p>
          </table:table-cell>
          <table:table-cell table:formula="of:=(1-[.K15]/[.J15])*100" office:value-type="float" office:value="5.53213663554959" calcext:value-type="float">
            <text:p>5.532136635549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633.4727" calcext:value-type="float">
            <text:p>633.4727</text:p>
          </table:table-cell>
          <table:table-cell table:formula="of:=SUM([$ra.C14:$ra.ZZ14]) / COUNT([$ra.C14:$ra.ZZ14])" office:value-type="float" office:value="368.01" calcext:value-type="float">
            <text:p>368.01</text:p>
          </table:table-cell>
          <table:table-cell table:formula="of:=[.Q15]&gt;[.R15]" office:value-type="boolean" office:boolean-value="true" calcext:value-type="boolean">
            <text:p>TRUE</text:p>
          </table:table-cell>
          <table:table-cell table:formula="of:=(1-[.R15]/[.Q15])*100" office:value-type="float" office:value="41.9059416451569" calcext:value-type="float">
            <text:p>41.90594164515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formula="of:=SUM([$addvec.C14:$addvec.ZZ14]) / COUNT([$addvec.C14:$addvec.ZZ14])" office:value-type="float" office:value="38.0214" calcext:value-type="float">
            <text:p>38.0214</text:p>
          </table:table-cell>
          <table:table-cell table:formula="of:=[.X15]&gt;[.Y15]" office:value-type="boolean" office:boolean-value="true" calcext:value-type="boolean">
            <text:p>TRUE</text:p>
          </table:table-cell>
          <table:table-cell table:formula="of:=(1-[.Y15]/[.X15])*100" office:value-type="float" office:value="1.23960255209084" calcext:value-type="float">
            <text:p>1.23960255209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formula="of:=SUM([$fdtd.C15:$fdtd.ZZ15]) / COUNT([$fdtd.C15:$fdtd.ZZ15])" office:value-type="float" office:value="547.757" calcext:value-type="float">
            <text:p>547.757</text:p>
          </table:table-cell>
          <table:table-cell table:formula="of:=[.C16]&gt;[.D16]" office:value-type="boolean" office:boolean-value="false" calcext:value-type="boolean">
            <text:p>FALSE</text:p>
          </table:table-cell>
          <table:table-cell table:formula="of:=(1-[.D16]/[.C16])*100" office:value-type="float" office:value="-3.87372454083279" calcext:value-type="float">
            <text:p>-3.873724540832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01.465" calcext:value-type="float">
            <text:p>4801.465</text:p>
          </table:table-cell>
          <table:table-cell table:formula="of:=SUM([$nw.C15:$nw.ZZ15]) / COUNT([$nw.C15:$nw.ZZ15])" office:value-type="float" office:value="4502.4" calcext:value-type="float">
            <text:p>4502.4</text:p>
          </table:table-cell>
          <table:table-cell table:formula="of:=[.J16]&gt;[.K16]" office:value-type="boolean" office:boolean-value="true" calcext:value-type="boolean">
            <text:p>TRUE</text:p>
          </table:table-cell>
          <table:table-cell table:formula="of:=(1-[.K16]/[.J16])*100" office:value-type="float" office:value="6.22861980666318" calcext:value-type="float">
            <text:p>6.228619806663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3719.693" calcext:value-type="float">
            <text:p>3719.693</text:p>
          </table:table-cell>
          <table:table-cell table:formula="of:=SUM([$ra.C15:$ra.ZZ15]) / COUNT([$ra.C15:$ra.ZZ15])" office:value-type="float" office:value="1311.64" calcext:value-type="float">
            <text:p>1311.64</text:p>
          </table:table-cell>
          <table:table-cell table:formula="of:=[.Q16]&gt;[.R16]" office:value-type="boolean" office:boolean-value="true" calcext:value-type="boolean">
            <text:p>TRUE</text:p>
          </table:table-cell>
          <table:table-cell table:formula="of:=(1-[.R16]/[.Q16])*100" office:value-type="float" office:value="64.7379501480364" calcext:value-type="float">
            <text:p>64.73795014803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formula="of:=SUM([$addvec.C15:$addvec.ZZ15]) / COUNT([$addvec.C15:$addvec.ZZ15])" office:value-type="float" office:value="43.4889" calcext:value-type="float">
            <text:p>43.4889</text:p>
          </table:table-cell>
          <table:table-cell table:formula="of:=[.X16]&gt;[.Y16]" office:value-type="boolean" office:boolean-value="false" calcext:value-type="boolean">
            <text:p>FALSE</text:p>
          </table:table-cell>
          <table:table-cell table:formula="of:=(1-[.Y16]/[.X16])*100" office:value-type="float" office:value="-0.762328347530161" calcext:value-type="float">
            <text:p>-0.762328347530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formula="of:=SUM([$fdtd.C16:$fdtd.ZZ16]) / COUNT([$fdtd.C16:$fdtd.ZZ16])" office:value-type="float" office:value="625.386" calcext:value-type="float">
            <text:p>625.386</text:p>
          </table:table-cell>
          <table:table-cell table:formula="of:=[.C17]&gt;[.D17]" office:value-type="boolean" office:boolean-value="false" calcext:value-type="boolean">
            <text:p>FALSE</text:p>
          </table:table-cell>
          <table:table-cell table:formula="of:=(1-[.D17]/[.C17])*100" office:value-type="float" office:value="-9.60512179690527" calcext:value-type="float">
            <text:p>-9.605121796905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768.327" calcext:value-type="float">
            <text:p>5768.327</text:p>
          </table:table-cell>
          <table:table-cell table:formula="of:=SUM([$nw.C16:$nw.ZZ16]) / COUNT([$nw.C16:$nw.ZZ16])" office:value-type="float" office:value="5628.7" calcext:value-type="float">
            <text:p>5628.7</text:p>
          </table:table-cell>
          <table:table-cell table:formula="of:=[.J17]&gt;[.K17]" office:value-type="boolean" office:boolean-value="true" calcext:value-type="boolean">
            <text:p>TRUE</text:p>
          </table:table-cell>
          <table:table-cell table:formula="of:=(1-[.K17]/[.J17])*100" office:value-type="float" office:value="2.42058052534122" calcext:value-type="float">
            <text:p>2.4205805253412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6272.844" calcext:value-type="float">
            <text:p>6272.844</text:p>
          </table:table-cell>
          <table:table-cell table:formula="of:=SUM([$ra.C16:$ra.ZZ16]) / COUNT([$ra.C16:$ra.ZZ16])" office:value-type="float" office:value="5750.21" calcext:value-type="float">
            <text:p>5750.21</text:p>
          </table:table-cell>
          <table:table-cell table:formula="of:=[.Q17]&gt;[.R17]" office:value-type="boolean" office:boolean-value="true" calcext:value-type="boolean">
            <text:p>TRUE</text:p>
          </table:table-cell>
          <table:table-cell table:formula="of:=(1-[.R17]/[.Q17])*100" office:value-type="float" office:value="8.33169133490328" calcext:value-type="float">
            <text:p>8.331691334903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formula="of:=SUM([$addvec.C16:$addvec.ZZ16]) / COUNT([$addvec.C16:$addvec.ZZ16])" office:value-type="float" office:value="47.2412" calcext:value-type="float">
            <text:p>47.2412</text:p>
          </table:table-cell>
          <table:table-cell table:formula="of:=[.X17]&gt;[.Y17]" office:value-type="boolean" office:boolean-value="false" calcext:value-type="boolean">
            <text:p>FALSE</text:p>
          </table:table-cell>
          <table:table-cell table:formula="of:=(1-[.Y17]/[.X17])*100" office:value-type="float" office:value="-5.2901613033717" calcext:value-type="float">
            <text:p>-5.2901613033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formula="of:=SUM([$fdtd.C17:$fdtd.ZZ17]) / COUNT([$fdtd.C17:$fdtd.ZZ17])" office:value-type="float" office:value="643.256" calcext:value-type="float">
            <text:p>643.256</text:p>
          </table:table-cell>
          <table:table-cell table:formula="of:=[.C18]&gt;[.D18]" office:value-type="boolean" office:boolean-value="false" calcext:value-type="boolean">
            <text:p>FALSE</text:p>
          </table:table-cell>
          <table:table-cell table:formula="of:=(1-[.D18]/[.C18])*100" office:value-type="float" office:value="-5.37351593865019" calcext:value-type="float">
            <text:p>-5.3735159386501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6970.159" calcext:value-type="float">
            <text:p>6970.159</text:p>
          </table:table-cell>
          <table:table-cell table:formula="of:=SUM([$nw.C17:$nw.ZZ17]) / COUNT([$nw.C17:$nw.ZZ17])" office:value-type="float" office:value="6887.26" calcext:value-type="float">
            <text:p>6887.26</text:p>
          </table:table-cell>
          <table:table-cell table:formula="of:=[.J18]&gt;[.K18]" office:value-type="boolean" office:boolean-value="true" calcext:value-type="boolean">
            <text:p>TRUE</text:p>
          </table:table-cell>
          <table:table-cell table:formula="of:=(1-[.K18]/[.J18])*100" office:value-type="float" office:value="1.18934159177717" calcext:value-type="float">
            <text:p>1.189341591777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13006.59" calcext:value-type="float">
            <text:p>13006.59</text:p>
          </table:table-cell>
          <table:table-cell table:formula="of:=SUM([$ra.C17:$ra.ZZ17]) / COUNT([$ra.C17:$ra.ZZ17])" office:value-type="float" office:value="9677.82" calcext:value-type="float">
            <text:p>9677.82</text:p>
          </table:table-cell>
          <table:table-cell table:formula="of:=[.Q18]&gt;[.R18]" office:value-type="boolean" office:boolean-value="true" calcext:value-type="boolean">
            <text:p>TRUE</text:p>
          </table:table-cell>
          <table:table-cell table:formula="of:=(1-[.R18]/[.Q18])*100" office:value-type="float" office:value="25.5929494202554" calcext:value-type="float">
            <text:p>25.592949420255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formula="of:=SUM([$addvec.C17:$addvec.ZZ17]) / COUNT([$addvec.C17:$addvec.ZZ17])" office:value-type="float" office:value="53.7292" calcext:value-type="float">
            <text:p>53.7292</text:p>
          </table:table-cell>
          <table:table-cell table:formula="of:=[.X18]&gt;[.Y18]" office:value-type="boolean" office:boolean-value="false" calcext:value-type="boolean">
            <text:p>FALSE</text:p>
          </table:table-cell>
          <table:table-cell table:formula="of:=(1-[.Y18]/[.X18])*100" office:value-type="float" office:value="-12.1491035452419" calcext:value-type="float">
            <text:p>-12.14910354524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formula="of:=SUM([$fdtd.C18:$fdtd.ZZ18]) / COUNT([$fdtd.C18:$fdtd.ZZ18])" office:value-type="float" office:value="652.884" calcext:value-type="float">
            <text:p>652.884</text:p>
          </table:table-cell>
          <table:table-cell table:formula="of:=[.C19]&gt;[.D19]" office:value-type="boolean" office:boolean-value="false" calcext:value-type="boolean">
            <text:p>FALSE</text:p>
          </table:table-cell>
          <table:table-cell table:formula="of:=(1-[.D19]/[.C19])*100" office:value-type="float" office:value="-2.47572282941635" calcext:value-type="float">
            <text:p>-2.475722829416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8078.542" calcext:value-type="float">
            <text:p>8078.542</text:p>
          </table:table-cell>
          <table:table-cell table:formula="of:=SUM([$nw.C18:$nw.ZZ18]) / COUNT([$nw.C18:$nw.ZZ18])" office:value-type="float" office:value="7853.43" calcext:value-type="float">
            <text:p>7853.43</text:p>
          </table:table-cell>
          <table:table-cell table:formula="of:=[.J19]&gt;[.K19]" office:value-type="boolean" office:boolean-value="true" calcext:value-type="boolean">
            <text:p>TRUE</text:p>
          </table:table-cell>
          <table:table-cell table:formula="of:=(1-[.K19]/[.J19])*100" office:value-type="float" office:value="2.78654242312535" calcext:value-type="float">
            <text:p>2.786542423125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17122.95" calcext:value-type="float">
            <text:p>17122.95</text:p>
          </table:table-cell>
          <table:table-cell table:formula="of:=SUM([$ra.C18:$ra.ZZ18]) / COUNT([$ra.C18:$ra.ZZ18])" office:value-type="float" office:value="15919.8" calcext:value-type="float">
            <text:p>15919.8</text:p>
          </table:table-cell>
          <table:table-cell table:formula="of:=[.Q19]&gt;[.R19]" office:value-type="boolean" office:boolean-value="true" calcext:value-type="boolean">
            <text:p>TRUE</text:p>
          </table:table-cell>
          <table:table-cell table:formula="of:=(1-[.R19]/[.Q19])*100" office:value-type="float" office:value="7.0265345632616" calcext:value-type="float">
            <text:p>7.02653456326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formula="of:=SUM([$addvec.C18:$addvec.ZZ18]) / COUNT([$addvec.C18:$addvec.ZZ18])" office:value-type="float" office:value="56.1025" calcext:value-type="float">
            <text:p>56.1025</text:p>
          </table:table-cell>
          <table:table-cell table:formula="of:=[.X19]&gt;[.Y19]" office:value-type="boolean" office:boolean-value="false" calcext:value-type="boolean">
            <text:p>FALSE</text:p>
          </table:table-cell>
          <table:table-cell table:formula="of:=(1-[.Y19]/[.X19])*100" office:value-type="float" office:value="-11.6830159201922" calcext:value-type="float">
            <text:p>-11.68301592019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formula="of:=SUM([$fdtd.C19:$fdtd.ZZ19]) / COUNT([$fdtd.C19:$fdtd.ZZ19])" office:value-type="float" office:value="712.811" calcext:value-type="float">
            <text:p>712.811</text:p>
          </table:table-cell>
          <table:table-cell table:formula="of:=[.C20]&gt;[.D20]" office:value-type="boolean" office:boolean-value="false" calcext:value-type="boolean">
            <text:p>FALSE</text:p>
          </table:table-cell>
          <table:table-cell table:formula="of:=(1-[.D20]/[.C20])*100" office:value-type="float" office:value="-6.06853546582162" calcext:value-type="float">
            <text:p>-6.068535465821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9834.768" calcext:value-type="float">
            <text:p>9834.768</text:p>
          </table:table-cell>
          <table:table-cell table:formula="of:=SUM([$nw.C19:$nw.ZZ19]) / COUNT([$nw.C19:$nw.ZZ19])" office:value-type="float" office:value="9392.73" calcext:value-type="float">
            <text:p>9392.73</text:p>
          </table:table-cell>
          <table:table-cell table:formula="of:=[.J20]&gt;[.K20]" office:value-type="boolean" office:boolean-value="true" calcext:value-type="boolean">
            <text:p>TRUE</text:p>
          </table:table-cell>
          <table:table-cell table:formula="of:=(1-[.K20]/[.J20])*100" office:value-type="float" office:value="4.49464593369158" calcext:value-type="float">
            <text:p>4.494645933691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20476.35" calcext:value-type="float">
            <text:p>20476.35</text:p>
          </table:table-cell>
          <table:table-cell table:formula="of:=SUM([$ra.C19:$ra.ZZ19]) / COUNT([$ra.C19:$ra.ZZ19])" office:value-type="float" office:value="19691.5" calcext:value-type="float">
            <text:p>19691.5</text:p>
          </table:table-cell>
          <table:table-cell table:formula="of:=[.Q20]&gt;[.R20]" office:value-type="boolean" office:boolean-value="true" calcext:value-type="boolean">
            <text:p>TRUE</text:p>
          </table:table-cell>
          <table:table-cell table:formula="of:=(1-[.R20]/[.Q20])*100" office:value-type="float" office:value="3.83295851067206" calcext:value-type="float">
            <text:p>3.8329585106720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formula="of:=SUM([$addvec.C19:$addvec.ZZ19]) / COUNT([$addvec.C19:$addvec.ZZ19])" office:value-type="float" office:value="59.1565" calcext:value-type="float">
            <text:p>59.1565</text:p>
          </table:table-cell>
          <table:table-cell table:formula="of:=[.X20]&gt;[.Y20]" office:value-type="boolean" office:boolean-value="false" calcext:value-type="boolean">
            <text:p>FALSE</text:p>
          </table:table-cell>
          <table:table-cell table:formula="of:=(1-[.Y20]/[.X20])*100" office:value-type="float" office:value="-8.16381607552752" calcext:value-type="float">
            <text:p>-8.163816075527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formula="of:=SUM([$fdtd.C20:$fdtd.ZZ20]) / COUNT([$fdtd.C20:$fdtd.ZZ20])" office:value-type="float" office:value="749.281" calcext:value-type="float">
            <text:p>749.281</text:p>
          </table:table-cell>
          <table:table-cell table:formula="of:=[.C21]&gt;[.D21]" office:value-type="boolean" office:boolean-value="false" calcext:value-type="boolean">
            <text:p>FALSE</text:p>
          </table:table-cell>
          <table:table-cell table:formula="of:=(1-[.D21]/[.C21])*100" office:value-type="float" office:value="-6.81668235765063" calcext:value-type="float">
            <text:p>-6.816682357650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1889.88" calcext:value-type="float">
            <text:p>11889.88</text:p>
          </table:table-cell>
          <table:table-cell table:formula="of:=SUM([$nw.C20:$nw.ZZ20]) / COUNT([$nw.C20:$nw.ZZ20])" office:value-type="float" office:value="11524.5" calcext:value-type="float">
            <text:p>11524.5</text:p>
          </table:table-cell>
          <table:table-cell table:formula="of:=[.J21]&gt;[.K21]" office:value-type="boolean" office:boolean-value="true" calcext:value-type="boolean">
            <text:p>TRUE</text:p>
          </table:table-cell>
          <table:table-cell table:formula="of:=(1-[.K21]/[.J21])*100" office:value-type="float" office:value="3.0730335377649" calcext:value-type="float">
            <text:p>3.07303353776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24018.65" calcext:value-type="float">
            <text:p>24018.65</text:p>
          </table:table-cell>
          <table:table-cell table:formula="of:=SUM([$ra.C20:$ra.ZZ20]) / COUNT([$ra.C20:$ra.ZZ20])" office:value-type="float" office:value="23734.5" calcext:value-type="float">
            <text:p>23734.5</text:p>
          </table:table-cell>
          <table:table-cell table:formula="of:=[.Q21]&gt;[.R21]" office:value-type="boolean" office:boolean-value="true" calcext:value-type="boolean">
            <text:p>TRUE</text:p>
          </table:table-cell>
          <table:table-cell table:formula="of:=(1-[.R21]/[.Q21])*100" office:value-type="float" office:value="1.18303901343332" calcext:value-type="float">
            <text:p>1.183039013433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formula="of:=SUM([$addvec.C20:$addvec.ZZ20]) / COUNT([$addvec.C20:$addvec.ZZ20])" office:value-type="float" office:value="59.2077" calcext:value-type="float">
            <text:p>59.2077</text:p>
          </table:table-cell>
          <table:table-cell table:formula="of:=[.X21]&gt;[.Y21]" office:value-type="boolean" office:boolean-value="false" calcext:value-type="boolean">
            <text:p>FALSE</text:p>
          </table:table-cell>
          <table:table-cell table:formula="of:=(1-[.Y21]/[.X21])*100" office:value-type="float" office:value="-3.78686912757971" calcext:value-type="float">
            <text:p>-3.786869127579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8.6608" calcext:value-type="float">
            <text:p>38.6608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8.12389074622959" calcext:value-type="float">
            <text:p>-8.123890746229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8.8836" calcext:value-type="float">
            <text:p>28.8836</text:p>
          </table:table-cell>
          <table:table-cell table:formula="of:=[.J22]&gt;[.K22]" office:value-type="boolean" office:boolean-value="true" calcext:value-type="boolean">
            <text:p>TRUE</text:p>
          </table:table-cell>
          <table:table-cell table:formula="of:=(1-[.K22]/[.J22])*100" office:value-type="float" office:value="2.59116354314879" calcext:value-type="float">
            <text:p>2.591163543148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6822" calcext:value-type="float">
            <text:p>17.6822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1.51623885498418" calcext:value-type="float">
            <text:p>-1.516238854984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3.1193" calcext:value-type="float">
            <text:p>23.1193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5.20941686036045" calcext:value-type="float">
            <text:p>5.209416860360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6.1624" calcext:value-type="float">
            <text:p>66.1624</text:p>
          </table:table-cell>
          <table:table-cell table:formula="of:=[.C23]&gt;[.D23]" office:value-type="boolean" office:boolean-value="true" calcext:value-type="boolean">
            <text:p>TRUE</text:p>
          </table:table-cell>
          <table:table-cell table:formula="of:=(1-[.D23]/[.C23])*100" office:value-type="float" office:value="1.61803905217712" calcext:value-type="float">
            <text:p>1.618039052177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9012" calcext:value-type="float">
            <text:p>56.9012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1.90928116070255" calcext:value-type="float">
            <text:p>-1.909281160702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0.7918" calcext:value-type="float">
            <text:p>30.7918</text:p>
          </table:table-cell>
          <table:table-cell table:formula="of:=[.Q23]&gt;[.R23]" office:value-type="boolean" office:boolean-value="true" calcext:value-type="boolean">
            <text:p>TRUE</text:p>
          </table:table-cell>
          <table:table-cell table:formula="of:=(1-[.R23]/[.Q23])*100" office:value-type="float" office:value="4.54366073966743" calcext:value-type="float">
            <text:p>4.543660739667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0012" calcext:value-type="float">
            <text:p>42.0012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1.74089111447211" calcext:value-type="float">
            <text:p>1.740891114472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5.5731" calcext:value-type="float">
            <text:p>95.5731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1.42158928163456" calcext:value-type="float">
            <text:p>1.4215892816345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82.1415" calcext:value-type="float">
            <text:p>82.1415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4.49725639283431" calcext:value-type="float">
            <text:p>-4.497256392834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7.03" calcext:value-type="float">
            <text:p>47.03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0.763150992568951" calcext:value-type="float">
            <text:p>0.7631509925689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3.5413" calcext:value-type="float">
            <text:p>63.5413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3.08303465443149" calcext:value-type="float">
            <text:p>-3.08303465443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5.555" calcext:value-type="float">
            <text:p>125.555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1.65800121874994" calcext:value-type="float">
            <text:p>1.658001218749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0.749" calcext:value-type="float">
            <text:p>100.749</text:p>
          </table:table-cell>
          <table:table-cell table:formula="of:=[.J25]&gt;[.K25]" office:value-type="boolean" office:boolean-value="true" calcext:value-type="boolean">
            <text:p>TRUE</text:p>
          </table:table-cell>
          <table:table-cell table:formula="of:=(1-[.K25]/[.J25])*100" office:value-type="float" office:value="1.15301371018857" calcext:value-type="float">
            <text:p>1.153013710188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3.0796" calcext:value-type="float">
            <text:p>63.0796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3.71321306163415" calcext:value-type="float">
            <text:p>-3.7132130616341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4.1216" calcext:value-type="float">
            <text:p>84.1216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4.24709611307745" calcext:value-type="float">
            <text:p>-4.247096113077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6.904" calcext:value-type="float">
            <text:p>156.904</text:p>
          </table:table-cell>
          <table:table-cell table:formula="of:=[.C26]&gt;[.D26]" office:value-type="boolean" office:boolean-value="true" calcext:value-type="boolean">
            <text:p>TRUE</text:p>
          </table:table-cell>
          <table:table-cell table:formula="of:=(1-[.D26]/[.C26])*100" office:value-type="float" office:value="0.401051697455457" calcext:value-type="float">
            <text:p>0.401051697455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3.107" calcext:value-type="float">
            <text:p>123.107</text:p>
          </table:table-cell>
          <table:table-cell table:formula="of:=[.J26]&gt;[.K26]" office:value-type="boolean" office:boolean-value="true" calcext:value-type="boolean">
            <text:p>TRUE</text:p>
          </table:table-cell>
          <table:table-cell table:formula="of:=(1-[.K26]/[.J26])*100" office:value-type="float" office:value="1.52259332023577" calcext:value-type="float">
            <text:p>1.522593320235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3.687" calcext:value-type="float">
            <text:p>73.687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1.92539638047521" calcext:value-type="float">
            <text:p>1.925396380475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0521" calcext:value-type="float">
            <text:p>99.0521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373262943330843" calcext:value-type="float">
            <text:p>0.3732629433308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9.039" calcext:value-type="float">
            <text:p>189.039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418262367449296" calcext:value-type="float">
            <text:p>0.41826236744929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6.221" calcext:value-type="float">
            <text:p>146.221</text:p>
          </table:table-cell>
          <table:table-cell table:formula="of:=[.J27]&gt;[.K27]" office:value-type="boolean" office:boolean-value="true" calcext:value-type="boolean">
            <text:p>TRUE</text:p>
          </table:table-cell>
          <table:table-cell table:formula="of:=(1-[.K27]/[.J27])*100" office:value-type="float" office:value="0.551242420841791" calcext:value-type="float">
            <text:p>0.5512424208417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89.0579" calcext:value-type="float">
            <text:p>89.0579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0.176702551978991" calcext:value-type="float">
            <text:p>-0.1767025519789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495" calcext:value-type="float">
            <text:p>118.495</text:p>
          </table:table-cell>
          <table:table-cell table:formula="of:=[.X27]&gt;[.Y27]" office:value-type="boolean" office:boolean-value="false" calcext:value-type="boolean">
            <text:p>FALSE</text:p>
          </table:table-cell>
          <table:table-cell table:formula="of:=(1-[.Y27]/[.X27])*100" office:value-type="float" office:value="-0.160686497347129" calcext:value-type="float">
            <text:p>-0.1606864973471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2.505" calcext:value-type="float">
            <text:p>212.505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1.48885088637087" calcext:value-type="float">
            <text:p>1.4888508863708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1.775" calcext:value-type="float">
            <text:p>171.775</text:p>
          </table:table-cell>
          <table:table-cell table:formula="of:=[.J28]&gt;[.K28]" office:value-type="boolean" office:boolean-value="false" calcext:value-type="boolean">
            <text:p>FALSE</text:p>
          </table:table-cell>
          <table:table-cell table:formula="of:=(1-[.K28]/[.J28])*100" office:value-type="float" office:value="-0.490709399179345" calcext:value-type="float">
            <text:p>-0.4907093991793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4.329" calcext:value-type="float">
            <text:p>104.329</text:p>
          </table:table-cell>
          <table:table-cell table:formula="of:=[.Q28]&gt;[.R28]" office:value-type="boolean" office:boolean-value="true" calcext:value-type="boolean">
            <text:p>TRUE</text:p>
          </table:table-cell>
          <table:table-cell table:formula="of:=(1-[.R28]/[.Q28])*100" office:value-type="float" office:value="0.748696677955807" calcext:value-type="float">
            <text:p>0.74869667795580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9.751" calcext:value-type="float">
            <text:p>139.751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2.26518508219573" calcext:value-type="float">
            <text:p>-2.26518508219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1.949" calcext:value-type="float">
            <text:p>241.949</text:p>
          </table:table-cell>
          <table:table-cell table:formula="of:=[.C29]&gt;[.D29]" office:value-type="boolean" office:boolean-value="true" calcext:value-type="boolean">
            <text:p>TRUE</text:p>
          </table:table-cell>
          <table:table-cell table:formula="of:=(1-[.D29]/[.C29])*100" office:value-type="float" office:value="1.41487254167729" calcext:value-type="float">
            <text:p>1.4148725416772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1.59" calcext:value-type="float">
            <text:p>191.59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1.42493677952453" calcext:value-type="float">
            <text:p>1.424936779524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18.909" calcext:value-type="float">
            <text:p>118.909</text:p>
          </table:table-cell>
          <table:table-cell table:formula="of:=[.Q29]&gt;[.R29]" office:value-type="boolean" office:boolean-value="true" calcext:value-type="boolean">
            <text:p>TRUE</text:p>
          </table:table-cell>
          <table:table-cell table:formula="of:=(1-[.R29]/[.Q29])*100" office:value-type="float" office:value="1.1736917517445" calcext:value-type="float">
            <text:p>1.17369175174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4.831" calcext:value-type="float">
            <text:p>154.831</text:p>
          </table:table-cell>
          <table:table-cell table:formula="of:=[.X29]&gt;[.Y29]" office:value-type="boolean" office:boolean-value="true" calcext:value-type="boolean">
            <text:p>TRUE</text:p>
          </table:table-cell>
          <table:table-cell table:formula="of:=(1-[.Y29]/[.X29])*100" office:value-type="float" office:value="0.776772571167828" calcext:value-type="float">
            <text:p>0.7767725711678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4.748" calcext:value-type="float">
            <text:p>274.748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797954924573396" calcext:value-type="float">
            <text:p>0.79795492457339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3.573" calcext:value-type="float">
            <text:p>213.573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1.35442349243945" calcext:value-type="float">
            <text:p>1.3544234924394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0.518" calcext:value-type="float">
            <text:p>130.518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3.686561811417" calcext:value-type="float">
            <text:p>3.68656181141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5.374" calcext:value-type="float">
            <text:p>175.374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222419318706524" calcext:value-type="float">
            <text:p>-0.22241931870652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705.59" calcext:value-type="float">
            <text:p>1705.59</text:p>
          </table:table-cell>
          <table:table-cell table:formula="of:=[.C31]&gt;[.D31]" office:value-type="boolean" office:boolean-value="false" calcext:value-type="boolean">
            <text:p>FALSE</text:p>
          </table:table-cell>
          <table:table-cell table:formula="of:=(1-[.D31]/[.C31])*100" office:value-type="float" office:value="-0.0917826371193975" calcext:value-type="float">
            <text:p>-0.091782637119398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93.576" calcext:value-type="float">
            <text:p>493.576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4.53796462988458" calcext:value-type="float">
            <text:p>-4.53796462988458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208.576" calcext:value-type="float">
            <text:p>208.576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8.64058988351869" calcext:value-type="float">
            <text:p>8.64058988351869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9.774" calcext:value-type="float">
            <text:p>199.774</text:p>
          </table:table-cell>
          <table:table-cell table:formula="of:=[.X31]&gt;[.Y31]" office:value-type="boolean" office:boolean-value="false" calcext:value-type="boolean">
            <text:p>FALSE</text:p>
          </table:table-cell>
          <table:table-cell table:formula="of:=(1-[.Y31]/[.X31])*100" office:value-type="float" office:value="-0.679143501066393" calcext:value-type="float">
            <text:p>-0.6791435010663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formula="of:=SUM([$fdtd.C31:$fdtd.ZZ31]) / COUNT([$fdtd.C31:$fdtd.ZZ31])" office:value-type="float" office:value="1900.16" calcext:value-type="float">
            <text:p>1900.16</text:p>
          </table:table-cell>
          <table:table-cell table:formula="of:=[.C32]&gt;[.D32]" office:value-type="boolean" office:boolean-value="false" calcext:value-type="boolean">
            <text:p>FALSE</text:p>
          </table:table-cell>
          <table:table-cell table:formula="of:=(1-[.D32]/[.C32])*100" office:value-type="float" office:value="-0.0918133371119234" calcext:value-type="float">
            <text:p>-0.09181333711192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419.62" calcext:value-type="float">
            <text:p>6419.62</text:p>
          </table:table-cell>
          <table:table-cell table:formula="of:=SUM([$nw.C31:$nw.ZZ31]) / COUNT([$nw.C31:$nw.ZZ31])" office:value-type="float" office:value="5846.66" calcext:value-type="float">
            <text:p>5846.66</text:p>
          </table:table-cell>
          <table:table-cell table:formula="of:=[.J32]&gt;[.K32]" office:value-type="boolean" office:boolean-value="true" calcext:value-type="boolean">
            <text:p>TRUE</text:p>
          </table:table-cell>
          <table:table-cell table:formula="of:=(1-[.K32]/[.J32])*100" office:value-type="float" office:value="8.92513887114814" calcext:value-type="float">
            <text:p>8.9251388711481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390.7965" calcext:value-type="float">
            <text:p>390.7965</text:p>
          </table:table-cell>
          <table:table-cell table:formula="of:=SUM([$ra.C31:$ra.ZZ31]) / COUNT([$ra.C31:$ra.ZZ31])" office:value-type="float" office:value="395.225" calcext:value-type="float">
            <text:p>395.225</text:p>
          </table:table-cell>
          <table:table-cell table:formula="of:=[.Q32]&gt;[.R32]" office:value-type="boolean" office:boolean-value="false" calcext:value-type="boolean">
            <text:p>FALSE</text:p>
          </table:table-cell>
          <table:table-cell table:formula="of:=(1-[.R32]/[.Q32])*100" office:value-type="float" office:value="-1.1331984805391" calcext:value-type="float">
            <text:p>-1.133198480539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formula="of:=SUM([$addvec.C31:$addvec.ZZ31]) / COUNT([$addvec.C31:$addvec.ZZ31])" office:value-type="float" office:value="234.477" calcext:value-type="float">
            <text:p>234.477</text:p>
          </table:table-cell>
          <table:table-cell table:formula="of:=[.X32]&gt;[.Y32]" office:value-type="boolean" office:boolean-value="false" calcext:value-type="boolean">
            <text:p>FALSE</text:p>
          </table:table-cell>
          <table:table-cell table:formula="of:=(1-[.Y32]/[.X32])*100" office:value-type="float" office:value="-1.51692858005665" calcext:value-type="float">
            <text:p>-1.516928580056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formula="of:=SUM([$fdtd.C32:$fdtd.ZZ32]) / COUNT([$fdtd.C32:$fdtd.ZZ32])" office:value-type="float" office:value="2076.08" calcext:value-type="float">
            <text:p>2076.08</text:p>
          </table:table-cell>
          <table:table-cell table:formula="of:=[.C33]&gt;[.D33]" office:value-type="boolean" office:boolean-value="false" calcext:value-type="boolean">
            <text:p>FALSE</text:p>
          </table:table-cell>
          <table:table-cell table:formula="of:=(1-[.D33]/[.C33])*100" office:value-type="float" office:value="-0.427137501511665" calcext:value-type="float">
            <text:p>-0.42713750151166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1426.84" calcext:value-type="float">
            <text:p>21426.84</text:p>
          </table:table-cell>
          <table:table-cell table:formula="of:=SUM([$nw.C32:$nw.ZZ32]) / COUNT([$nw.C32:$nw.ZZ32])" office:value-type="float" office:value="22272.7" calcext:value-type="float">
            <text:p>22272.7</text:p>
          </table:table-cell>
          <table:table-cell table:formula="of:=[.J33]&gt;[.K33]" office:value-type="boolean" office:boolean-value="false" calcext:value-type="boolean">
            <text:p>FALSE</text:p>
          </table:table-cell>
          <table:table-cell table:formula="of:=(1-[.K33]/[.J33])*100" office:value-type="float" office:value="-3.9476656380502" calcext:value-type="float">
            <text:p>-3.947665638050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501.5376" calcext:value-type="float">
            <text:p>501.5376</text:p>
          </table:table-cell>
          <table:table-cell table:formula="of:=SUM([$ra.C32:$ra.ZZ32]) / COUNT([$ra.C32:$ra.ZZ32])" office:value-type="float" office:value="465.717" calcext:value-type="float">
            <text:p>465.717</text:p>
          </table:table-cell>
          <table:table-cell table:formula="of:=[.Q33]&gt;[.R33]" office:value-type="boolean" office:boolean-value="true" calcext:value-type="boolean">
            <text:p>TRUE</text:p>
          </table:table-cell>
          <table:table-cell table:formula="of:=(1-[.R33]/[.Q33])*100" office:value-type="float" office:value="7.14215644051414" calcext:value-type="float">
            <text:p>7.142156440514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formula="of:=SUM([$addvec.C32:$addvec.ZZ32]) / COUNT([$addvec.C32:$addvec.ZZ32])" office:value-type="float" office:value="273.447" calcext:value-type="float">
            <text:p>273.447</text:p>
          </table:table-cell>
          <table:table-cell table:formula="of:=[.X33]&gt;[.Y33]" office:value-type="boolean" office:boolean-value="false" calcext:value-type="boolean">
            <text:p>FALSE</text:p>
          </table:table-cell>
          <table:table-cell table:formula="of:=(1-[.Y33]/[.X33])*100" office:value-type="float" office:value="-1.28023023032293" calcext:value-type="float">
            <text:p>-1.280230230322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formula="of:=SUM([$fdtd.C33:$fdtd.ZZ33]) / COUNT([$fdtd.C33:$fdtd.ZZ33])" office:value-type="float" office:value="2239.68" calcext:value-type="float">
            <text:p>2239.68</text:p>
          </table:table-cell>
          <table:table-cell table:formula="of:=[.C34]&gt;[.D34]" office:value-type="boolean" office:boolean-value="true" calcext:value-type="boolean">
            <text:p>TRUE</text:p>
          </table:table-cell>
          <table:table-cell table:formula="of:=(1-[.D34]/[.C34])*100" office:value-type="float" office:value="0.493471838961235" calcext:value-type="float">
            <text:p>0.49347183896123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5976.23" calcext:value-type="float">
            <text:p>35976.23</text:p>
          </table:table-cell>
          <table:table-cell table:formula="of:=SUM([$nw.C33:$nw.ZZ33]) / COUNT([$nw.C33:$nw.ZZ33])" office:value-type="float" office:value="35573.3" calcext:value-type="float">
            <text:p>35573.3</text:p>
          </table:table-cell>
          <table:table-cell table:formula="of:=[.J34]&gt;[.K34]" office:value-type="boolean" office:boolean-value="true" calcext:value-type="boolean">
            <text:p>TRUE</text:p>
          </table:table-cell>
          <table:table-cell table:formula="of:=(1-[.K34]/[.J34])*100" office:value-type="float" office:value="1.11998950418094" calcext:value-type="float">
            <text:p>1.1199895041809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898.0944" calcext:value-type="float">
            <text:p>898.0944</text:p>
          </table:table-cell>
          <table:table-cell table:formula="of:=SUM([$ra.C33:$ra.ZZ33]) / COUNT([$ra.C33:$ra.ZZ33])" office:value-type="float" office:value="915.739" calcext:value-type="float">
            <text:p>915.739</text:p>
          </table:table-cell>
          <table:table-cell table:formula="of:=[.Q34]&gt;[.R34]" office:value-type="boolean" office:boolean-value="false" calcext:value-type="boolean">
            <text:p>FALSE</text:p>
          </table:table-cell>
          <table:table-cell table:formula="of:=(1-[.R34]/[.Q34])*100" office:value-type="float" office:value="-1.96467097445436" calcext:value-type="float">
            <text:p>-1.9646709744543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formula="of:=SUM([$addvec.C33:$addvec.ZZ33]) / COUNT([$addvec.C33:$addvec.ZZ33])" office:value-type="float" office:value="311.083" calcext:value-type="float">
            <text:p>311.083</text:p>
          </table:table-cell>
          <table:table-cell table:formula="of:=[.X34]&gt;[.Y34]" office:value-type="boolean" office:boolean-value="false" calcext:value-type="boolean">
            <text:p>FALSE</text:p>
          </table:table-cell>
          <table:table-cell table:formula="of:=(1-[.Y34]/[.X34])*100" office:value-type="float" office:value="-3.95112726806119" calcext:value-type="float">
            <text:p>-3.951127268061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formula="of:=SUM([$fdtd.C34:$fdtd.ZZ34]) / COUNT([$fdtd.C34:$fdtd.ZZ34])" office:value-type="float" office:value="2432.26" calcext:value-type="float">
            <text:p>2432.26</text:p>
          </table:table-cell>
          <table:table-cell table:formula="of:=[.C35]&gt;[.D35]" office:value-type="boolean" office:boolean-value="false" calcext:value-type="boolean">
            <text:p>FALSE</text:p>
          </table:table-cell>
          <table:table-cell table:formula="of:=(1-[.D35]/[.C35])*100" office:value-type="float" office:value="-1.06115332853289" calcext:value-type="float">
            <text:p>-1.0611533285328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86245.1" calcext:value-type="float">
            <text:p>86245.1</text:p>
          </table:table-cell>
          <table:table-cell table:formula="of:=SUM([$nw.C34:$nw.ZZ34]) / COUNT([$nw.C34:$nw.ZZ34])" office:value-type="float" office:value="82557.1" calcext:value-type="float">
            <text:p>82557.1</text:p>
          </table:table-cell>
          <table:table-cell table:formula="of:=[.J35]&gt;[.K35]" office:value-type="boolean" office:boolean-value="true" calcext:value-type="boolean">
            <text:p>TRUE</text:p>
          </table:table-cell>
          <table:table-cell table:formula="of:=(1-[.K35]/[.J35])*100" office:value-type="float" office:value="4.27618496587052" calcext:value-type="float">
            <text:p>4.2761849658705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799.982" calcext:value-type="float">
            <text:p>1799.982</text:p>
          </table:table-cell>
          <table:table-cell table:formula="of:=SUM([$ra.C34:$ra.ZZ34]) / COUNT([$ra.C34:$ra.ZZ34])" office:value-type="float" office:value="1789.95" calcext:value-type="float">
            <text:p>1789.95</text:p>
          </table:table-cell>
          <table:table-cell table:formula="of:=[.Q35]&gt;[.R35]" office:value-type="boolean" office:boolean-value="true" calcext:value-type="boolean">
            <text:p>TRUE</text:p>
          </table:table-cell>
          <table:table-cell table:formula="of:=(1-[.R35]/[.Q35])*100" office:value-type="float" office:value="0.557338906722427" calcext:value-type="float">
            <text:p>0.55733890672242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formula="of:=SUM([$addvec.C34:$addvec.ZZ34]) / COUNT([$addvec.C34:$addvec.ZZ34])" office:value-type="float" office:value="343.1" calcext:value-type="float">
            <text:p>343.1</text:p>
          </table:table-cell>
          <table:table-cell table:formula="of:=[.X35]&gt;[.Y35]" office:value-type="boolean" office:boolean-value="false" calcext:value-type="boolean">
            <text:p>FALSE</text:p>
          </table:table-cell>
          <table:table-cell table:formula="of:=(1-[.Y35]/[.X35])*100" office:value-type="float" office:value="-1.11691307835722" calcext:value-type="float">
            <text:p>-1.116913078357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formula="of:=SUM([$fdtd.C35:$fdtd.ZZ35]) / COUNT([$fdtd.C35:$fdtd.ZZ35])" office:value-type="float" office:value="4949.09" calcext:value-type="float">
            <text:p>4949.09</text:p>
          </table:table-cell>
          <table:table-cell table:formula="of:=[.C36]&gt;[.D36]" office:value-type="boolean" office:boolean-value="false" calcext:value-type="boolean">
            <text:p>FALSE</text:p>
          </table:table-cell>
          <table:table-cell table:formula="of:=(1-[.D36]/[.C36])*100" office:value-type="float" office:value="-0.739379811698737" calcext:value-type="float">
            <text:p>-0.73937981169873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12316.9" calcext:value-type="float">
            <text:p>112316.9</text:p>
          </table:table-cell>
          <table:table-cell table:formula="of:=SUM([$nw.C35:$nw.ZZ35]) / COUNT([$nw.C35:$nw.ZZ35])" office:value-type="float" office:value="110548" calcext:value-type="float">
            <text:p>110548</text:p>
          </table:table-cell>
          <table:table-cell table:formula="of:=[.J36]&gt;[.K36]" office:value-type="boolean" office:boolean-value="true" calcext:value-type="boolean">
            <text:p>TRUE</text:p>
          </table:table-cell>
          <table:table-cell table:formula="of:=(1-[.K36]/[.J36])*100" office:value-type="float" office:value="1.57491882343618" calcext:value-type="float">
            <text:p>1.5749188234361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912.6" calcext:value-type="float">
            <text:p>12912.6</text:p>
          </table:table-cell>
          <table:table-cell table:formula="of:=SUM([$ra.C35:$ra.ZZ35]) / COUNT([$ra.C35:$ra.ZZ35])" office:value-type="float" office:value="12190.2" calcext:value-type="float">
            <text:p>12190.2</text:p>
          </table:table-cell>
          <table:table-cell table:formula="of:=[.Q36]&gt;[.R36]" office:value-type="boolean" office:boolean-value="true" calcext:value-type="boolean">
            <text:p>TRUE</text:p>
          </table:table-cell>
          <table:table-cell table:formula="of:=(1-[.R36]/[.Q36])*100" office:value-type="float" office:value="5.59453556990844" calcext:value-type="float">
            <text:p>5.594535569908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formula="of:=SUM([$addvec.C35:$addvec.ZZ35]) / COUNT([$addvec.C35:$addvec.ZZ35])" office:value-type="float" office:value="373.432" calcext:value-type="float">
            <text:p>373.432</text:p>
          </table:table-cell>
          <table:table-cell table:formula="of:=[.X36]&gt;[.Y36]" office:value-type="boolean" office:boolean-value="false" calcext:value-type="boolean">
            <text:p>FALSE</text:p>
          </table:table-cell>
          <table:table-cell table:formula="of:=(1-[.Y36]/[.X36])*100" office:value-type="float" office:value="-2.40572501510314" calcext:value-type="float">
            <text:p>-2.405725015103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formula="of:=SUM([$fdtd.C36:$fdtd.ZZ36]) / COUNT([$fdtd.C36:$fdtd.ZZ36])" office:value-type="float" office:value="5305.74" calcext:value-type="float">
            <text:p>5305.74</text:p>
          </table:table-cell>
          <table:table-cell table:formula="of:=[.C37]&gt;[.D37]" office:value-type="boolean" office:boolean-value="false" calcext:value-type="boolean">
            <text:p>FALSE</text:p>
          </table:table-cell>
          <table:table-cell table:formula="of:=(1-[.D37]/[.C37])*100" office:value-type="float" office:value="-1.06664248770987" calcext:value-type="float">
            <text:p>-1.0666424877098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46327.1" calcext:value-type="float">
            <text:p>146327.1</text:p>
          </table:table-cell>
          <table:table-cell table:formula="of:=SUM([$nw.C36:$nw.ZZ36]) / COUNT([$nw.C36:$nw.ZZ36])" office:value-type="float" office:value="143193" calcext:value-type="float">
            <text:p>143193</text:p>
          </table:table-cell>
          <table:table-cell table:formula="of:=[.J37]&gt;[.K37]" office:value-type="boolean" office:boolean-value="true" calcext:value-type="boolean">
            <text:p>TRUE</text:p>
          </table:table-cell>
          <table:table-cell table:formula="of:=(1-[.K37]/[.J37])*100" office:value-type="float" office:value="2.14184522210855" calcext:value-type="float">
            <text:p>2.1418452221085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52268.41" calcext:value-type="float">
            <text:p>52268.41</text:p>
          </table:table-cell>
          <table:table-cell table:formula="of:=SUM([$ra.C36:$ra.ZZ36]) / COUNT([$ra.C36:$ra.ZZ36])" office:value-type="float" office:value="52392.2" calcext:value-type="float">
            <text:p>52392.2</text:p>
          </table:table-cell>
          <table:table-cell table:formula="of:=[.Q37]&gt;[.R37]" office:value-type="boolean" office:boolean-value="false" calcext:value-type="boolean">
            <text:p>FALSE</text:p>
          </table:table-cell>
          <table:table-cell table:formula="of:=(1-[.R37]/[.Q37])*100" office:value-type="float" office:value="-0.236835212703057" calcext:value-type="float">
            <text:p>-0.23683521270305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formula="of:=SUM([$addvec.C36:$addvec.ZZ36]) / COUNT([$addvec.C36:$addvec.ZZ36])" office:value-type="float" office:value="404.656" calcext:value-type="float">
            <text:p>404.656</text:p>
          </table:table-cell>
          <table:table-cell table:formula="of:=[.X37]&gt;[.Y37]" office:value-type="boolean" office:boolean-value="true" calcext:value-type="boolean">
            <text:p>TRUE</text:p>
          </table:table-cell>
          <table:table-cell table:formula="of:=(1-[.Y37]/[.X37])*100" office:value-type="float" office:value="0.201025424500034" calcext:value-type="float">
            <text:p>0.20102542450003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formula="of:=SUM([$fdtd.C37:$fdtd.ZZ37]) / COUNT([$fdtd.C37:$fdtd.ZZ37])" office:value-type="float" office:value="5616.84" calcext:value-type="float">
            <text:p>5616.84</text:p>
          </table:table-cell>
          <table:table-cell table:formula="of:=[.C38]&gt;[.D38]" office:value-type="boolean" office:boolean-value="false" calcext:value-type="boolean">
            <text:p>FALSE</text:p>
          </table:table-cell>
          <table:table-cell table:formula="of:=(1-[.D38]/[.C38])*100" office:value-type="float" office:value="-0.419298718290007" calcext:value-type="float">
            <text:p>-0.41929871829000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76644.1" calcext:value-type="float">
            <text:p>176644.1</text:p>
          </table:table-cell>
          <table:table-cell table:formula="of:=SUM([$nw.C37:$nw.ZZ37]) / COUNT([$nw.C37:$nw.ZZ37])" office:value-type="float" office:value="175251" calcext:value-type="float">
            <text:p>175251</text:p>
          </table:table-cell>
          <table:table-cell table:formula="of:=[.J38]&gt;[.K38]" office:value-type="boolean" office:boolean-value="true" calcext:value-type="boolean">
            <text:p>TRUE</text:p>
          </table:table-cell>
          <table:table-cell table:formula="of:=(1-[.K38]/[.J38])*100" office:value-type="float" office:value="0.788647908421514" calcext:value-type="float">
            <text:p>0.78864790842151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82374.56" calcext:value-type="float">
            <text:p>82374.56</text:p>
          </table:table-cell>
          <table:table-cell table:formula="of:=SUM([$ra.C37:$ra.ZZ37]) / COUNT([$ra.C37:$ra.ZZ37])" office:value-type="float" office:value="82378" calcext:value-type="float">
            <text:p>82378</text:p>
          </table:table-cell>
          <table:table-cell table:formula="of:=[.Q38]&gt;[.R38]" office:value-type="boolean" office:boolean-value="false" calcext:value-type="boolean">
            <text:p>FALSE</text:p>
          </table:table-cell>
          <table:table-cell table:formula="of:=(1-[.R38]/[.Q38])*100" office:value-type="float" office:value="-0.00417604658526916" calcext:value-type="float">
            <text:p>-0.00417604658526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formula="of:=SUM([$addvec.C37:$addvec.ZZ37]) / COUNT([$addvec.C37:$addvec.ZZ37])" office:value-type="float" office:value="435.213" calcext:value-type="float">
            <text:p>435.213</text:p>
          </table:table-cell>
          <table:table-cell table:formula="of:=[.X38]&gt;[.Y38]" office:value-type="boolean" office:boolean-value="false" calcext:value-type="boolean">
            <text:p>FALSE</text:p>
          </table:table-cell>
          <table:table-cell table:formula="of:=(1-[.Y38]/[.X38])*100" office:value-type="float" office:value="-1.91198692231012" calcext:value-type="float">
            <text:p>-1.911986922310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formula="of:=SUM([$fdtd.C38:$fdtd.ZZ38]) / COUNT([$fdtd.C38:$fdtd.ZZ38])" office:value-type="float" office:value="5948.7" calcext:value-type="float">
            <text:p>5948.7</text:p>
          </table:table-cell>
          <table:table-cell table:formula="of:=[.C39]&gt;[.D39]" office:value-type="boolean" office:boolean-value="false" calcext:value-type="boolean">
            <text:p>FALSE</text:p>
          </table:table-cell>
          <table:table-cell table:formula="of:=(1-[.D39]/[.C39])*100" office:value-type="float" office:value="-0.713870314829257" calcext:value-type="float">
            <text:p>-0.713870314829257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209631.6" calcext:value-type="float">
            <text:p>209631.6</text:p>
          </table:table-cell>
          <table:table-cell table:formula="of:=SUM([$nw.C38:$nw.ZZ38]) / COUNT([$nw.C38:$nw.ZZ38])" office:value-type="float" office:value="213277" calcext:value-type="float">
            <text:p>213277</text:p>
          </table:table-cell>
          <table:table-cell table:formula="of:=[.J39]&gt;[.K39]" office:value-type="boolean" office:boolean-value="false" calcext:value-type="boolean">
            <text:p>FALSE</text:p>
          </table:table-cell>
          <table:table-cell table:formula="of:=(1-[.K39]/[.J39])*100" office:value-type="float" office:value="-1.73895538649707" calcext:value-type="float">
            <text:p>-1.73895538649707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98488.4" calcext:value-type="float">
            <text:p>98488.4</text:p>
          </table:table-cell>
          <table:table-cell table:formula="of:=SUM([$ra.C38:$ra.ZZ38]) / COUNT([$ra.C38:$ra.ZZ38])" office:value-type="float" office:value="114688" calcext:value-type="float">
            <text:p>114688</text:p>
          </table:table-cell>
          <table:table-cell table:formula="of:=[.Q39]&gt;[.R39]" office:value-type="boolean" office:boolean-value="false" calcext:value-type="boolean">
            <text:p>FALSE</text:p>
          </table:table-cell>
          <table:table-cell table:formula="of:=(1-[.R39]/[.Q39])*100" office:value-type="float" office:value="-16.4482314668529" calcext:value-type="float">
            <text:p>-16.448231466852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formula="of:=SUM([$addvec.C38:$addvec.ZZ38]) / COUNT([$addvec.C38:$addvec.ZZ38])" office:value-type="float" office:value="472.34" calcext:value-type="float">
            <text:p>472.34</text:p>
          </table:table-cell>
          <table:table-cell table:formula="of:=[.X39]&gt;[.Y39]" office:value-type="boolean" office:boolean-value="true" calcext:value-type="boolean">
            <text:p>TRUE</text:p>
          </table:table-cell>
          <table:table-cell table:formula="of:=(1-[.Y39]/[.X39])*100" office:value-type="float" office:value="0.145044850590714" calcext:value-type="float">
            <text:p>0.1450448505907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formula="of:=SUM([$fdtd.C39:$fdtd.ZZ39]) / COUNT([$fdtd.C39:$fdtd.ZZ39])" office:value-type="float" office:value="6288.46" calcext:value-type="float">
            <text:p>6288.46</text:p>
          </table:table-cell>
          <table:table-cell table:formula="of:=[.C40]&gt;[.D40]" office:value-type="boolean" office:boolean-value="false" calcext:value-type="boolean">
            <text:p>FALSE</text:p>
          </table:table-cell>
          <table:table-cell table:formula="of:=(1-[.D40]/[.C40])*100" office:value-type="float" office:value="-0.886154580679266" calcext:value-type="float">
            <text:p>-0.88615458067926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42557.4" calcext:value-type="float">
            <text:p>242557.4</text:p>
          </table:table-cell>
          <table:table-cell table:formula="of:=SUM([$nw.C39:$nw.ZZ39]) / COUNT([$nw.C39:$nw.ZZ39])" office:value-type="float" office:value="242475" calcext:value-type="float">
            <text:p>242475</text:p>
          </table:table-cell>
          <table:table-cell table:formula="of:=[.J40]&gt;[.K40]" office:value-type="boolean" office:boolean-value="true" calcext:value-type="boolean">
            <text:p>TRUE</text:p>
          </table:table-cell>
          <table:table-cell table:formula="of:=(1-[.K40]/[.J40])*100" office:value-type="float" office:value="0.0339713403920028" calcext:value-type="float">
            <text:p>0.03397134039200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132228.72" calcext:value-type="float">
            <text:p>132228.72</text:p>
          </table:table-cell>
          <table:table-cell table:formula="of:=SUM([$ra.C39:$ra.ZZ39]) / COUNT([$ra.C39:$ra.ZZ39])" office:value-type="float" office:value="145179" calcext:value-type="float">
            <text:p>145179</text:p>
          </table:table-cell>
          <table:table-cell table:formula="of:=[.Q40]&gt;[.R40]" office:value-type="boolean" office:boolean-value="false" calcext:value-type="boolean">
            <text:p>FALSE</text:p>
          </table:table-cell>
          <table:table-cell table:formula="of:=(1-[.R40]/[.Q40])*100" office:value-type="float" office:value="-9.79384811408595" calcext:value-type="float">
            <text:p>-9.79384811408595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formula="of:=SUM([$addvec.C39:$addvec.ZZ39]) / COUNT([$addvec.C39:$addvec.ZZ39])" office:value-type="float" office:value="505.232" calcext:value-type="float">
            <text:p>505.232</text:p>
          </table:table-cell>
          <table:table-cell table:formula="of:=[.X40]&gt;[.Y40]" office:value-type="boolean" office:boolean-value="false" calcext:value-type="boolean">
            <text:p>FALSE</text:p>
          </table:table-cell>
          <table:table-cell table:formula="of:=(1-[.Y40]/[.X40])*100" office:value-type="float" office:value="-2.39865617369863" calcext:value-type="float">
            <text:p>-2.398656173698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formula="of:=SUM([$fdtd.C40:$fdtd.ZZ40]) / COUNT([$fdtd.C40:$fdtd.ZZ40])" office:value-type="float" office:value="6603.93" calcext:value-type="float">
            <text:p>6603.93</text:p>
          </table:table-cell>
          <table:table-cell table:style-name="ce43" table:formula="of:=[.C41]&gt;[.D41]" office:value-type="boolean" office:boolean-value="false" calcext:value-type="boolean">
            <text:p>FALSE</text:p>
          </table:table-cell>
          <table:table-cell table:style-name="ce47" table:formula="of:=(1-[.D41]/[.C41])*100" office:value-type="float" office:value="-0.407854215494519" calcext:value-type="float">
            <text:p>-0.40785421549451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72584.3" calcext:value-type="float">
            <text:p>272584.3</text:p>
          </table:table-cell>
          <table:table-cell table:formula="of:=SUM([$nw.C40:$nw.ZZ40]) / COUNT([$nw.C40:$nw.ZZ40])" office:value-type="float" office:value="272881" calcext:value-type="float">
            <text:p>272881</text:p>
          </table:table-cell>
          <table:table-cell table:style-name="ce43" table:formula="of:=[.J41]&gt;[.K41]" office:value-type="boolean" office:boolean-value="false" calcext:value-type="boolean">
            <text:p>FALSE</text:p>
          </table:table-cell>
          <table:table-cell table:style-name="ce47" table:formula="of:=(1-[.K41]/[.J41])*100" office:value-type="float" office:value="-0.108847061257755" calcext:value-type="float">
            <text:p>-0.1088470612577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161746.4" calcext:value-type="float">
            <text:p>161746.4</text:p>
          </table:table-cell>
          <table:table-cell table:formula="of:=SUM([$ra.C40:$ra.ZZ40]) / COUNT([$ra.C40:$ra.ZZ40])" office:value-type="float" office:value="178048" calcext:value-type="float">
            <text:p>178048</text:p>
          </table:table-cell>
          <table:table-cell table:style-name="ce43" table:formula="of:=[.Q41]&gt;[.R41]" office:value-type="boolean" office:boolean-value="false" calcext:value-type="boolean">
            <text:p>FALSE</text:p>
          </table:table-cell>
          <table:table-cell table:style-name="ce47" table:formula="of:=(1-[.R41]/[.Q41])*100" office:value-type="float" office:value="-10.0784932462175" calcext:value-type="float">
            <text:p>-10.07849324621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formula="of:=SUM([$addvec.C40:$addvec.ZZ40]) / COUNT([$addvec.C40:$addvec.ZZ40])" office:value-type="float" office:value="547.575" calcext:value-type="float">
            <text:p>547.575</text:p>
          </table:table-cell>
          <table:table-cell table:formula="of:=[.X41]&gt;[.Y41]" office:value-type="boolean" office:boolean-value="false" calcext:value-type="boolean">
            <text:p>FALSE</text:p>
          </table:table-cell>
          <table:table-cell table:style-name="ce47" table:formula="of:=(1-[.Y41]/[.X41])*100" office:value-type="float" office:value="-1.10493014283111" calcext:value-type="float">
            <text:p>-1.10493014283111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17" office:value-type="float" office:value="32.3397" calcext:value-type="float">
            <text:p>32.3397</text:p>
          </table:table-cell>
          <table:table-cell table:style-name="ce17" office:value-type="float" office:value="34.7995" calcext:value-type="float">
            <text:p>34.7995</text:p>
          </table:table-cell>
          <table:table-cell table:style-name="ce1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4.8266" calcext:value-type="float">
            <text:p>44.8266</text:p>
          </table:table-cell>
          <table:table-cell table:style-name="ce17" office:value-type="float" office:value="44.3529" calcext:value-type="float">
            <text:p>44.3529</text:p>
          </table:table-cell>
          <table:table-cell table:style-name="ce17" office:value-type="float" office:value="45.0191" calcext:value-type="float">
            <text:p>45.0191</text:p>
          </table:table-cell>
          <table:table-cell table:style-name="ce17" office:value-type="float" office:value="46.8303" calcext:value-type="float">
            <text:p>46.8303</text:p>
          </table:table-cell>
          <table:table-cell table:style-name="ce17" office:value-type="float" office:value="45.4619" calcext:value-type="float">
            <text:p>45.4619</text:p>
          </table:table-cell>
          <table:table-cell table:style-name="ce1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.1431" calcext:value-type="float">
            <text:p>68.1431</text:p>
          </table:table-cell>
          <table:table-cell table:style-name="ce17" office:value-type="float" office:value="69.0171" calcext:value-type="float">
            <text:p>69.0171</text:p>
          </table:table-cell>
          <table:table-cell table:style-name="ce17" office:value-type="float" office:value="69.2588" calcext:value-type="float">
            <text:p>69.2588</text:p>
          </table:table-cell>
          <table:table-cell table:style-name="ce17" office:value-type="float" office:value="68.062" calcext:value-type="float">
            <text:p>68.062</text:p>
          </table:table-cell>
          <table:table-cell table:style-name="ce17" office:value-type="float" office:value="83.7612" calcext:value-type="float">
            <text:p>83.7612</text:p>
          </table:table-cell>
          <table:table-cell table:style-name="ce17" office:value-type="float" office:value="69.08" calcext:value-type="float">
            <text:p>69.08</text:p>
          </table:table-cell>
          <table:table-cell table:style-name="ce17" office:value-type="float" office:value="68.2127" calcext:value-type="float">
            <text:p>68.2127</text:p>
          </table:table-cell>
          <table:table-cell table:style-name="ce17" office:value-type="float" office:value="68.6293" calcext:value-type="float">
            <text:p>68.6293</text:p>
          </table:table-cell>
          <table:table-cell table:style-name="ce17" office:value-type="float" office:value="85.597" calcext:value-type="float">
            <text:p>85.597</text:p>
          </table:table-cell>
          <table:table-cell table:style-name="ce1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63.099" calcext:value-type="float">
            <text:p>163.099</text:p>
          </table:table-cell>
          <table:table-cell table:style-name="ce17" office:value-type="float" office:value="164.567" calcext:value-type="float">
            <text:p>164.567</text:p>
          </table:table-cell>
          <table:table-cell table:style-name="ce17" office:value-type="float" office:value="162.871" calcext:value-type="float">
            <text:p>162.871</text:p>
          </table:table-cell>
          <table:table-cell table:style-name="ce17" office:value-type="float" office:value="219.542" calcext:value-type="float">
            <text:p>219.542</text:p>
          </table:table-cell>
          <table:table-cell table:style-name="ce17" office:value-type="float" office:value="161.882" calcext:value-type="float">
            <text:p>161.882</text:p>
          </table:table-cell>
          <table:table-cell table:style-name="ce1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8.055" calcext:value-type="float">
            <text:p>608.055</text:p>
          </table:table-cell>
          <table:table-cell table:style-name="ce17" office:value-type="float" office:value="613.548" calcext:value-type="float">
            <text:p>613.548</text:p>
          </table:table-cell>
          <table:table-cell table:style-name="ce17" office:value-type="float" office:value="730.289" calcext:value-type="float">
            <text:p>730.289</text:p>
          </table:table-cell>
          <table:table-cell table:style-name="ce17" office:value-type="float" office:value="702.345" calcext:value-type="float">
            <text:p>702.345</text:p>
          </table:table-cell>
          <table:table-cell table:style-name="ce17" office:value-type="float" office:value="612.882" calcext:value-type="float">
            <text:p>612.882</text:p>
          </table:table-cell>
          <table:table-cell table:style-name="ce1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354.8" calcext:value-type="float">
            <text:p>3354.8</text:p>
          </table:table-cell>
          <table:table-cell table:style-name="ce17" office:value-type="float" office:value="3267.14" calcext:value-type="float">
            <text:p>3267.14</text:p>
          </table:table-cell>
          <table:table-cell table:style-name="ce17" office:value-type="float" office:value="3279.01" calcext:value-type="float">
            <text:p>3279.01</text:p>
          </table:table-cell>
          <table:table-cell table:style-name="ce17" office:value-type="float" office:value="4417.13" calcext:value-type="float">
            <text:p>4417.13</text:p>
          </table:table-cell>
          <table:table-cell table:style-name="ce17" office:value-type="float" office:value="3276.61" calcext:value-type="float">
            <text:p>3276.61</text:p>
          </table:table-cell>
          <table:table-cell table:style-name="ce1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5560.08" calcext:value-type="float">
            <text:p>5560.08</text:p>
          </table:table-cell>
          <table:table-cell table:style-name="ce17" office:value-type="float" office:value="5585.11" calcext:value-type="float">
            <text:p>5585.11</text:p>
          </table:table-cell>
          <table:table-cell table:style-name="ce17" office:value-type="float" office:value="5622.72" calcext:value-type="float">
            <text:p>5622.72</text:p>
          </table:table-cell>
          <table:table-cell table:style-name="ce17" office:value-type="float" office:value="6056.14" calcext:value-type="float">
            <text:p>6056.14</text:p>
          </table:table-cell>
          <table:table-cell table:style-name="ce17" office:value-type="float" office:value="7121.42" calcext:value-type="float">
            <text:p>7121.42</text:p>
          </table:table-cell>
          <table:table-cell table:style-name="ce1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2277.9" calcext:value-type="float">
            <text:p>12277.9</text:p>
          </table:table-cell>
          <table:table-cell table:style-name="ce17" office:value-type="float" office:value="11901.6" calcext:value-type="float">
            <text:p>11901.6</text:p>
          </table:table-cell>
          <table:table-cell table:style-name="ce17" office:value-type="float" office:value="12376.3" calcext:value-type="float">
            <text:p>12376.3</text:p>
          </table:table-cell>
          <table:table-cell table:style-name="ce17" office:value-type="float" office:value="14252.7" calcext:value-type="float">
            <text:p>14252.7</text:p>
          </table:table-cell>
          <table:table-cell table:style-name="ce17" office:value-type="float" office:value="12149.9" calcext:value-type="float">
            <text:p>12149.9</text:p>
          </table:table-cell>
          <table:table-cell table:style-name="ce1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7109.9" calcext:value-type="float">
            <text:p>17109.9</text:p>
          </table:table-cell>
          <table:table-cell table:style-name="ce17" office:value-type="float" office:value="15377.4" calcext:value-type="float">
            <text:p>15377.4</text:p>
          </table:table-cell>
          <table:table-cell table:style-name="ce17" office:value-type="float" office:value="15368.8" calcext:value-type="float">
            <text:p>15368.8</text:p>
          </table:table-cell>
          <table:table-cell table:style-name="ce17" office:value-type="float" office:value="16970.5" calcext:value-type="float">
            <text:p>16970.5</text:p>
          </table:table-cell>
          <table:table-cell table:style-name="ce17" office:value-type="float" office:value="18210.9" calcext:value-type="float">
            <text:p>18210.9</text:p>
          </table:table-cell>
          <table:table-cell table:style-name="ce1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0488" calcext:value-type="float">
            <text:p>20488</text:p>
          </table:table-cell>
          <table:table-cell table:style-name="ce17" office:value-type="float" office:value="19502.3" calcext:value-type="float">
            <text:p>19502.3</text:p>
          </table:table-cell>
          <table:table-cell table:style-name="ce17" office:value-type="float" office:value="19536.7" calcext:value-type="float">
            <text:p>19536.7</text:p>
          </table:table-cell>
          <table:table-cell table:style-name="ce17" office:value-type="float" office:value="20932.9" calcext:value-type="float">
            <text:p>20932.9</text:p>
          </table:table-cell>
          <table:table-cell table:style-name="ce17" office:value-type="float" office:value="20545" calcext:value-type="float">
            <text:p>20545</text:p>
          </table:table-cell>
          <table:table-cell table:style-name="ce1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3964.8" calcext:value-type="float">
            <text:p>23964.8</text:p>
          </table:table-cell>
          <table:table-cell table:style-name="ce17" office:value-type="float" office:value="23354.4" calcext:value-type="float">
            <text:p>23354.4</text:p>
          </table:table-cell>
          <table:table-cell table:style-name="ce17" office:value-type="float" office:value="23671" calcext:value-type="float">
            <text:p>23671</text:p>
          </table:table-cell>
          <table:table-cell table:style-name="ce17" office:value-type="float" office:value="24264.1" calcext:value-type="float">
            <text:p>24264.1</text:p>
          </table:table-cell>
          <table:table-cell table:style-name="ce17" office:value-type="float" office:value="24653.3" calcext:value-type="float">
            <text:p>24653.3</text:p>
          </table:table-cell>
          <table:table-cell table:style-name="ce1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17.6927" calcext:value-type="float">
            <text:p>17.6927</text:p>
          </table:table-cell>
          <table:table-cell table:style-name="ce17" office:value-type="float" office:value="16.8612" calcext:value-type="float">
            <text:p>16.8612</text:p>
          </table:table-cell>
          <table:table-cell table:style-name="ce17" office:value-type="float" office:value="17.0556" calcext:value-type="float">
            <text:p>17.0556</text:p>
          </table:table-cell>
          <table:table-cell table:style-name="ce17" office:value-type="float" office:value="17.4449" calcext:value-type="float">
            <text:p>17.4449</text:p>
          </table:table-cell>
          <table:table-cell table:style-name="ce17" office:value-type="float" office:value="17.6644" calcext:value-type="float">
            <text:p>17.6644</text:p>
          </table:table-cell>
          <table:table-cell table:style-name="ce1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33.7404" calcext:value-type="float">
            <text:p>33.7404</text:p>
          </table:table-cell>
          <table:table-cell table:style-name="ce17" office:value-type="float" office:value="33.4522" calcext:value-type="float">
            <text:p>33.4522</text:p>
          </table:table-cell>
          <table:table-cell table:style-name="ce17" office:value-type="float" office:value="32.2187" calcext:value-type="float">
            <text:p>32.2187</text:p>
          </table:table-cell>
          <table:table-cell table:style-name="ce17" office:value-type="float" office:value="32.0357" calcext:value-type="float">
            <text:p>32.0357</text:p>
          </table:table-cell>
          <table:table-cell table:style-name="ce17" office:value-type="float" office:value="33.3232" calcext:value-type="float">
            <text:p>33.3232</text:p>
          </table:table-cell>
          <table:table-cell table:style-name="ce1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6.7785" calcext:value-type="float">
            <text:p>46.7785</text:p>
          </table:table-cell>
          <table:table-cell table:style-name="ce17" office:value-type="float" office:value="46.7681" calcext:value-type="float">
            <text:p>46.7681</text:p>
          </table:table-cell>
          <table:table-cell table:style-name="ce17" office:value-type="float" office:value="49.1214" calcext:value-type="float">
            <text:p>49.1214</text:p>
          </table:table-cell>
          <table:table-cell table:style-name="ce17" office:value-type="float" office:value="47.87" calcext:value-type="float">
            <text:p>47.87</text:p>
          </table:table-cell>
          <table:table-cell table:style-name="ce17" office:value-type="float" office:value="47.2826" calcext:value-type="float">
            <text:p>47.2826</text:p>
          </table:table-cell>
          <table:table-cell table:style-name="ce1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61.4995" calcext:value-type="float">
            <text:p>61.4995</text:p>
          </table:table-cell>
          <table:table-cell table:style-name="ce17" office:value-type="float" office:value="59.6184" calcext:value-type="float">
            <text:p>59.6184</text:p>
          </table:table-cell>
          <table:table-cell table:style-name="ce17" office:value-type="float" office:value="60.903" calcext:value-type="float">
            <text:p>60.903</text:p>
          </table:table-cell>
          <table:table-cell table:style-name="ce17" office:value-type="float" office:value="60.4051" calcext:value-type="float">
            <text:p>60.4051</text:p>
          </table:table-cell>
          <table:table-cell table:style-name="ce17" office:value-type="float" office:value="60.7785" calcext:value-type="float">
            <text:p>60.7785</text:p>
          </table:table-cell>
          <table:table-cell table:style-name="ce1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43917.4" calcext:value-type="float">
            <text:p>43917.4</text:p>
          </table:table-cell>
          <table:table-cell table:style-name="ce18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43155" calcext:value-type="float">
            <text:p>5.431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70032" calcext:value-type="float">
            <text:p>8.700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1318" calcext:value-type="float">
            <text:p>13.13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3581" calcext:value-type="float">
            <text:p>16.358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8205" calcext:value-type="float">
            <text:p>19.82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.6948" calcext:value-type="float">
            <text:p>24.69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8.1444" calcext:value-type="float">
            <text:p>28.144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3.232" calcext:value-type="float">
            <text:p>33.2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94.716" calcext:value-type="float">
            <text:p>194.71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24.463" calcext:value-type="float">
            <text:p>224.46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49.896" calcext:value-type="float">
            <text:p>249.89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7.408" calcext:value-type="float">
            <text:p>257.4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94.733" calcext:value-type="float">
            <text:p>394.7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7.757" calcext:value-type="float">
            <text:p>547.7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625.386" calcext:value-type="float">
            <text:p>625.38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43.256" calcext:value-type="float">
            <text:p>643.25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52.884" calcext:value-type="float">
            <text:p>652.88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12.811" calcext:value-type="float">
            <text:p>712.81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49.281" calcext:value-type="float">
            <text:p>749.2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8.6608" calcext:value-type="float">
            <text:p>38.660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1624" calcext:value-type="float">
            <text:p>66.16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5.5731" calcext:value-type="float">
            <text:p>95.573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5.555" calcext:value-type="float">
            <text:p>125.55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904" calcext:value-type="float">
            <text:p>156.90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039" calcext:value-type="float">
            <text:p>189.03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2.505" calcext:value-type="float">
            <text:p>212.50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1.949" calcext:value-type="float">
            <text:p>241.94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748" calcext:value-type="float">
            <text:p>274.7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05.59" calcext:value-type="float">
            <text:p>1705.59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900.16" calcext:value-type="float">
            <text:p>1900.16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6.08" calcext:value-type="float">
            <text:p>2076.08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39.68" calcext:value-type="float">
            <text:p>2239.68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2.26" calcext:value-type="float">
            <text:p>2432.26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49.09" calcext:value-type="float">
            <text:p>4949.09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305.74" calcext:value-type="float">
            <text:p>5305.74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616.84" calcext:value-type="float">
            <text:p>5616.84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48.7" calcext:value-type="float">
            <text:p>5948.7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288.46" calcext:value-type="float">
            <text:p>6288.4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03.93" calcext:value-type="float">
            <text:p>6603.93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3443" calcext:value-type="float">
            <text:p>3.03443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472" calcext:value-type="float">
            <text:p>5.847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5871" calcext:value-type="float">
            <text:p>10.587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6044" calcext:value-type="float">
            <text:p>11.604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995" calcext:value-type="float">
            <text:p>13.2995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9011" calcext:value-type="float">
            <text:p>18.901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387" calcext:value-type="float">
            <text:p>18.387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9.6604" calcext:value-type="float">
            <text:p>19.660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.3517" calcext:value-type="float">
            <text:p>21.3517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7509" calcext:value-type="float">
            <text:p>23.7509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6.8001" calcext:value-type="float">
            <text:p>26.800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544" calcext:value-type="float">
            <text:p>30.854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6.4568" calcext:value-type="float">
            <text:p>36.4568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.0214" calcext:value-type="float">
            <text:p>38.021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3.4889" calcext:value-type="float">
            <text:p>43.4889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2412" calcext:value-type="float">
            <text:p>47.241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.7292" calcext:value-type="float">
            <text:p>53.729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.1025" calcext:value-type="float">
            <text:p>56.1025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9.1565" calcext:value-type="float">
            <text:p>59.1565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9.2077" calcext:value-type="float">
            <text:p>59.2077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193" calcext:value-type="float">
            <text:p>23.1193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0012" calcext:value-type="float">
            <text:p>42.001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3.5413" calcext:value-type="float">
            <text:p>63.5413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4.1216" calcext:value-type="float">
            <text:p>84.1216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0521" calcext:value-type="float">
            <text:p>99.052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495" calcext:value-type="float">
            <text:p>118.495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9.751" calcext:value-type="float">
            <text:p>139.75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4.831" calcext:value-type="float">
            <text:p>154.83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374" calcext:value-type="float">
            <text:p>175.37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9.774" calcext:value-type="float">
            <text:p>199.77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4.477" calcext:value-type="float">
            <text:p>234.477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3.447" calcext:value-type="float">
            <text:p>273.447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11.083" calcext:value-type="float">
            <text:p>311.083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3.1" calcext:value-type="float">
            <text:p>343.1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3.432" calcext:value-type="float">
            <text:p>373.43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4.656" calcext:value-type="float">
            <text:p>404.656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.213" calcext:value-type="float">
            <text:p>435.213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2.34" calcext:value-type="float">
            <text:p>472.34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5.232" calcext:value-type="float">
            <text:p>505.232</text:p>
          </table:table-cell>
        </table:table-row>
        <table:table-row table:style-name="ro1">
          <table:table-cell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7.575" calcext:value-type="float">
            <text:p>547.575</text:p>
          </table:table-cell>
        </table:table-row>
      </table:table>
      <table:table table:name="nw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73898" calcext:value-type="float">
            <text:p>3.73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84157" calcext:value-type="float">
            <text:p>6.84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8218" calcext:value-type="float">
            <text:p>10.82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4.1083" calcext:value-type="float">
            <text:p>14.1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5999" calcext:value-type="float">
            <text:p>15.59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4128" calcext:value-type="float">
            <text:p>18.41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2777" calcext:value-type="float">
            <text:p>21.27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1114" calcext:value-type="float">
            <text:p>23.1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4272" calcext:value-type="float">
            <text:p>26.42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.5165" calcext:value-type="float">
            <text:p>99.51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38.589" calcext:value-type="float">
            <text:p>638.5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83.31" calcext:value-type="float">
            <text:p>1683.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828.78" calcext:value-type="float">
            <text:p>2828.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02.4" calcext:value-type="float">
            <text:p>4502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28.7" calcext:value-type="float">
            <text:p>5628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87.26" calcext:value-type="float">
            <text:p>6887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853.43" calcext:value-type="float">
            <text:p>7853.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392.73" calcext:value-type="float">
            <text:p>9392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524.5" calcext:value-type="float">
            <text:p>115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8836" calcext:value-type="float">
            <text:p>28.88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6.9012" calcext:value-type="float">
            <text:p>56.90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2.1415" calcext:value-type="float">
            <text:p>82.1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749" calcext:value-type="float">
            <text:p>100.7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3.107" calcext:value-type="float">
            <text:p>123.1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6.221" calcext:value-type="float">
            <text:p>146.2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1.775" calcext:value-type="float">
            <text:p>171.7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59" calcext:value-type="float">
            <text:p>191.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573" calcext:value-type="float">
            <text:p>213.57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93.576" calcext:value-type="float">
            <text:p>493.5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846.66" calcext:value-type="float">
            <text:p>5846.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2272.7" calcext:value-type="float">
            <text:p>22272.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573.3" calcext:value-type="float">
            <text:p>35573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2557.1" calcext:value-type="float">
            <text:p>82557.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548" calcext:value-type="float">
            <text:p>1105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3193" calcext:value-type="float">
            <text:p>1431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5251" calcext:value-type="float">
            <text:p>1752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13277" calcext:value-type="float">
            <text:p>2132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42475" calcext:value-type="float">
            <text:p>2424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72881" calcext:value-type="float">
            <text:p>272881</text:p>
          </table:table-cell>
        </table:table-row>
      </table:table>
      <table:table table:name="ra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63546" calcext:value-type="float">
            <text:p>2.63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26598" calcext:value-type="float">
            <text:p>4.26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26554" calcext:value-type="float">
            <text:p>5.265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.27674" calcext:value-type="float">
            <text:p>5.276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6288" calcext:value-type="float">
            <text:p>9.262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9654" calcext:value-type="float">
            <text:p>10.9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166" calcext:value-type="float">
            <text:p>12.81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7799" calcext:value-type="float">
            <text:p>14.77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3362" calcext:value-type="float">
            <text:p>38.33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2.703" calcext:value-type="float">
            <text:p>42.7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8.8383" calcext:value-type="float">
            <text:p>68.83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6.537" calcext:value-type="float">
            <text:p>106.5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68.01" calcext:value-type="float">
            <text:p>368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311.64" calcext:value-type="float">
            <text:p>1311.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50.21" calcext:value-type="float">
            <text:p>5750.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677.82" calcext:value-type="float">
            <text:p>9677.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919.8" calcext:value-type="float">
            <text:p>15919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691.5" calcext:value-type="float">
            <text:p>1969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3734.5" calcext:value-type="float">
            <text:p>2373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7.6822" calcext:value-type="float">
            <text:p>17.68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7918" calcext:value-type="float">
            <text:p>30.79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7.03" calcext:value-type="float">
            <text:p>47.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3.0796" calcext:value-type="float">
            <text:p>63.0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87" calcext:value-type="float">
            <text:p>73.6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9.0579" calcext:value-type="float">
            <text:p>89.05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4.329" calcext:value-type="float">
            <text:p>104.3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09" calcext:value-type="float">
            <text:p>118.9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518" calcext:value-type="float">
            <text:p>130.51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8.576" calcext:value-type="float">
            <text:p>208.5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5.225" calcext:value-type="float">
            <text:p>395.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5.717" calcext:value-type="float">
            <text:p>465.71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915.739" calcext:value-type="float">
            <text:p>915.7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789.95" calcext:value-type="float">
            <text:p>1789.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190.2" calcext:value-type="float">
            <text:p>12190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392.2" calcext:value-type="float">
            <text:p>52392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2378" calcext:value-type="float">
            <text:p>823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4688" calcext:value-type="float">
            <text:p>11468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5179" calcext:value-type="float">
            <text:p>1451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8048" calcext:value-type="float">
            <text:p>178048</text:p>
          </table:table-cell>
        </table:table-row>
      </table:table>
      <table:table table:name="addvec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3443" calcext:value-type="float">
            <text:p>3.03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8472" calcext:value-type="float">
            <text:p>5.84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5871" calcext:value-type="float">
            <text:p>10.58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6044" calcext:value-type="float">
            <text:p>11.6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995" calcext:value-type="float">
            <text:p>13.29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9011" calcext:value-type="float">
            <text:p>18.9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387" calcext:value-type="float">
            <text:p>18.3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9.6604" calcext:value-type="float">
            <text:p>19.66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.3517" calcext:value-type="float">
            <text:p>21.35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3.7509" calcext:value-type="float">
            <text:p>23.75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6.8001" calcext:value-type="float">
            <text:p>26.8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544" calcext:value-type="float">
            <text:p>30.85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6.4568" calcext:value-type="float">
            <text:p>36.45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.0214" calcext:value-type="float">
            <text:p>38.0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3.4889" calcext:value-type="float">
            <text:p>43.48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2412" calcext:value-type="float">
            <text:p>47.24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3.7292" calcext:value-type="float">
            <text:p>53.72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.1025" calcext:value-type="float">
            <text:p>56.1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9.1565" calcext:value-type="float">
            <text:p>59.15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9.2077" calcext:value-type="float">
            <text:p>59.20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193" calcext:value-type="float">
            <text:p>23.1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0012" calcext:value-type="float">
            <text:p>42.00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3.5413" calcext:value-type="float">
            <text:p>63.54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4.1216" calcext:value-type="float">
            <text:p>84.1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0521" calcext:value-type="float">
            <text:p>99.05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495" calcext:value-type="float">
            <text:p>118.4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9.751" calcext:value-type="float">
            <text:p>139.7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4.831" calcext:value-type="float">
            <text:p>154.8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374" calcext:value-type="float">
            <text:p>175.3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9.774" calcext:value-type="float">
            <text:p>199.7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4.477" calcext:value-type="float">
            <text:p>234.4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3.447" calcext:value-type="float">
            <text:p>273.4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11.083" calcext:value-type="float">
            <text:p>311.0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3.1" calcext:value-type="float">
            <text:p>343.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3.432" calcext:value-type="float">
            <text:p>373.4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4.656" calcext:value-type="float">
            <text:p>404.6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.213" calcext:value-type="float">
            <text:p>435.2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2.34" calcext:value-type="float">
            <text:p>472.3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5.232" calcext:value-type="float">
            <text:p>505.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7.575" calcext:value-type="float">
            <text:p>547.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3:24:01.74749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13T13:26:58.413689841</dc:date>
    <meta:editing-duration>PT43M36S</meta:editing-duration>
    <meta:editing-cycles>76</meta:editing-cycles>
    <meta:document-statistic meta:table-count="9" meta:cell-count="3904" meta:object-count="0"/>
  </office:meta>
</office:document-meta>
</file>